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3" style:family="table">
      <style:table-properties style:width="6.4931in" fo:margin-left="0.0035in" fo:margin-top="0in" fo:margin-bottom="0in" table:align="left" style:writing-mode="lr-tb"/>
    </style:style>
    <style:style style:name="Table3.A" style:family="table-column">
      <style:table-column-properties style:column-width="0.9965in"/>
    </style:style>
    <style:style style:name="Table3.B" style:family="table-column">
      <style:table-column-properties style:column-width="1.0618in"/>
    </style:style>
    <style:style style:name="Table3.C" style:family="table-column">
      <style:table-column-properties style:column-width="4.434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4472c4" fo:padding-left="0.075in" fo:padding-right="0.075in" fo:padding-top="0in" fo:padding-bottom="0in" fo:border="0.5pt solid #4472c4" style:writing-mode="lr-tb">
        <style:background-image/>
      </style:table-cell-properties>
    </style:style>
    <style:style style:name="Table3.A2" style:family="table-cell">
      <style:table-cell-properties fo:background-color="#d9e2f3" fo:padding-left="0.075in" fo:padding-right="0.075in" fo:padding-top="0in" fo:padding-bottom="0in" fo:border="0.5pt solid #8eaadb" style:writing-mode="lr-tb">
        <style:background-image/>
      </style:table-cell-properties>
    </style:style>
    <style:style style:name="Table3.A3" style:family="table-cell">
      <style:table-cell-properties fo:padding-left="0.075in" fo:padding-right="0.075in" fo:padding-top="0in" fo:padding-bottom="0in" fo:border="0.5pt solid #8eaadb" style:writing-mode="lr-tb"/>
    </style:style>
    <style:style style:name="Table3.B3" style:family="table-cell">
      <style:table-cell-properties fo:padding-left="0.075in" fo:padding-right="0.075in" fo:padding-top="0in" fo:padding-bottom="0in" fo:border="0.5pt solid #8eaadb" style:writing-mode="lr-tb"/>
    </style:style>
    <style:style style:name="Table3.C3" style:family="table-cell">
      <style:table-cell-properties fo:padding-left="0.075in" fo:padding-right="0.075in" fo:padding-top="0in" fo:padding-bottom="0in" fo:border="0.5pt solid #8eaadb" style:writing-mode="lr-tb"/>
    </style:style>
    <style:style style:name="Table3.A5" style:family="table-cell">
      <style:table-cell-properties fo:padding-left="0.075in" fo:padding-right="0.075in" fo:padding-top="0in" fo:padding-bottom="0in" fo:border="0.5pt solid #8eaadb" style:writing-mode="lr-tb"/>
    </style:style>
    <style:style style:name="Table3.B5" style:family="table-cell">
      <style:table-cell-properties fo:padding-left="0.075in" fo:padding-right="0.075in" fo:padding-top="0in" fo:padding-bottom="0in" fo:border="0.5pt solid #8eaadb" style:writing-mode="lr-tb"/>
    </style:style>
    <style:style style:name="Table3.C5" style:family="table-cell">
      <style:table-cell-properties fo:padding-left="0.075in" fo:padding-right="0.075in" fo:padding-top="0in" fo:padding-bottom="0in" fo:border="0.5pt solid #8eaadb" style:writing-mode="lr-tb"/>
    </style:style>
    <style:style style:name="Table2" style:family="table">
      <style:table-properties style:width="5.0049in" style:rel-width="100%" fo:margin-top="0in" fo:margin-bottom="0in" table:align="center" style:writing-mode="lr-tb"/>
    </style:style>
    <style:style style:name="Table2.A" style:family="table-column">
      <style:table-column-properties style:column-width="5.0049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99in" fo:padding-right="0.0799in" fo:padding-top="0.15in" fo:padding-bottom="0.15in" fo:border="none"/>
    </style:style>
    <style:style style:name="Table1" style:family="table">
      <style:table-properties style:width="5.2in" style:rel-width="100%" fo:margin-top="0in" fo:margin-bottom="0in" table:align="center" style:writing-mode="lr-tb"/>
    </style:style>
    <style:style style:name="Table1.A" style:family="table-column">
      <style:table-column-properties style:column-width="5.2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99in" fo:padding-right="0.0799in" fo:padding-top="0.15in" fo:padding-bottom="0.15in" fo:border-left="1.5pt solid #4472c4" fo:border-right="none" fo:border-top="none" fo:border-bottom="none"/>
    </style:style>
    <style:style style:name="Table1.A2" style:family="table-cell">
      <style:table-cell-properties fo:padding-left="0.1in" fo:padding-right="0.0799in" fo:padding-top="0in" fo:padding-bottom="0in" fo:border-left="1.5pt solid #4472c4" fo:border-right="none" fo:border-top="none" fo:border-bottom="none"/>
    </style:style>
    <style:style style:name="Table4" style:family="table">
      <style:table-properties style:width="6.4931in" fo:margin-left="0.0035in" fo:margin-top="0in" fo:margin-bottom="0in" table:align="left" style:writing-mode="lr-tb"/>
    </style:style>
    <style:style style:name="Table4.A" style:family="table-column">
      <style:table-column-properties style:column-width="0.3583in"/>
    </style:style>
    <style:style style:name="Table4.B" style:family="table-column">
      <style:table-column-properties style:column-width="1.6056in"/>
    </style:style>
    <style:style style:name="Table4.C" style:family="table-column">
      <style:table-column-properties style:column-width="1.6049in"/>
    </style:style>
    <style:style style:name="Table4.D" style:family="table-column">
      <style:table-column-properties style:column-width="1.2313in"/>
    </style:style>
    <style:style style:name="Table4.E" style:family="table-column">
      <style:table-column-properties style:column-width="0.7694in"/>
    </style:style>
    <style:style style:name="Table4.F" style:family="table-column">
      <style:table-column-properties style:column-width="0.9229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4472c4" fo:padding-left="0.075in" fo:padding-right="0.075in" fo:padding-top="0in" fo:padding-bottom="0in" fo:border="0.5pt solid #4472c4" style:writing-mode="lr-tb">
        <style:background-image/>
      </style:table-cell-properties>
    </style:style>
    <style:style style:name="Table4.A2" style:family="table-cell">
      <style:table-cell-properties fo:background-color="#d9e2f3" fo:padding-left="0.075in" fo:padding-right="0.075in" fo:padding-top="0in" fo:padding-bottom="0in" fo:border="0.5pt solid #8eaadb" style:writing-mode="lr-tb">
        <style:background-image/>
      </style:table-cell-properties>
    </style:style>
    <style:style style:name="Table4.A3" style:family="table-cell">
      <style:table-cell-properties fo:padding-left="0.075in" fo:padding-right="0.075in" fo:padding-top="0in" fo:padding-bottom="0in" fo:border="0.5pt solid #8eaadb" style:writing-mode="lr-tb"/>
    </style:style>
    <style:style style:name="Table4.B3" style:family="table-cell">
      <style:table-cell-properties fo:padding-left="0.075in" fo:padding-right="0.075in" fo:padding-top="0in" fo:padding-bottom="0in" fo:border="0.5pt solid #8eaadb" style:writing-mode="lr-tb"/>
    </style:style>
    <style:style style:name="Table4.C3" style:family="table-cell">
      <style:table-cell-properties fo:padding-left="0.075in" fo:padding-right="0.075in" fo:padding-top="0in" fo:padding-bottom="0in" fo:border="0.5pt solid #8eaadb" style:writing-mode="lr-tb"/>
    </style:style>
    <style:style style:name="Table4.D3" style:family="table-cell">
      <style:table-cell-properties fo:padding-left="0.075in" fo:padding-right="0.075in" fo:padding-top="0in" fo:padding-bottom="0in" fo:border="0.5pt solid #8eaadb" style:writing-mode="lr-tb"/>
    </style:style>
    <style:style style:name="Table4.E3" style:family="table-cell">
      <style:table-cell-properties fo:padding-left="0.075in" fo:padding-right="0.075in" fo:padding-top="0in" fo:padding-bottom="0in" fo:border="0.5pt solid #8eaadb" style:writing-mode="lr-tb"/>
    </style:style>
    <style:style style:name="Table4.F3" style:family="table-cell">
      <style:table-cell-properties fo:padding-left="0.075in" fo:padding-right="0.075in" fo:padding-top="0in" fo:padding-bottom="0in" fo:border="0.5pt solid #8eaadb" style:writing-mode="lr-tb"/>
    </style:style>
    <style:style style:name="Table5" style:family="table">
      <style:table-properties style:width="6.5028in" fo:margin-left="0.0035in" fo:margin-top="0in" fo:margin-bottom="0in" table:align="left" style:writing-mode="lr-tb"/>
    </style:style>
    <style:style style:name="Table5.A" style:family="table-column">
      <style:table-column-properties style:column-width="0.3903in"/>
    </style:style>
    <style:style style:name="Table5.B" style:family="table-column">
      <style:table-column-properties style:column-width="1.5431in"/>
    </style:style>
    <style:style style:name="Table5.C" style:family="table-column">
      <style:table-column-properties style:column-width="1.6257in"/>
    </style:style>
    <style:style style:name="Table5.D" style:family="table-column">
      <style:table-column-properties style:column-width="1.2549in"/>
    </style:style>
    <style:style style:name="Table5.E" style:family="table-column">
      <style:table-column-properties style:column-width="0.7493in"/>
    </style:style>
    <style:style style:name="Table5.F" style:family="table-column">
      <style:table-column-properties style:column-width="0.9396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4472c4" fo:padding-left="0.075in" fo:padding-right="0.075in" fo:padding-top="0in" fo:padding-bottom="0in" fo:border="0.5pt solid #4472c4" style:writing-mode="lr-tb">
        <style:background-image/>
      </style:table-cell-properties>
    </style:style>
    <style:style style:name="Table5.A2" style:family="table-cell">
      <style:table-cell-properties fo:background-color="#d9e2f3" fo:padding-left="0.075in" fo:padding-right="0.075in" fo:padding-top="0in" fo:padding-bottom="0in" fo:border="0.5pt solid #8eaadb" style:writing-mode="lr-tb">
        <style:background-image/>
      </style:table-cell-properties>
    </style:style>
    <style:style style:name="Table5.A3" style:family="table-cell">
      <style:table-cell-properties fo:padding-left="0.075in" fo:padding-right="0.075in" fo:padding-top="0in" fo:padding-bottom="0in" fo:border="0.5pt solid #8eaadb" style:writing-mode="lr-tb"/>
    </style:style>
    <style:style style:name="Table5.B3" style:family="table-cell">
      <style:table-cell-properties fo:padding-left="0.075in" fo:padding-right="0.075in" fo:padding-top="0in" fo:padding-bottom="0in" fo:border="0.5pt solid #8eaadb" style:writing-mode="lr-tb"/>
    </style:style>
    <style:style style:name="Table5.C3" style:family="table-cell">
      <style:table-cell-properties fo:padding-left="0.075in" fo:padding-right="0.075in" fo:padding-top="0in" fo:padding-bottom="0in" fo:border="0.5pt solid #8eaadb" style:writing-mode="lr-tb"/>
    </style:style>
    <style:style style:name="Table5.D3" style:family="table-cell">
      <style:table-cell-properties fo:padding-left="0.075in" fo:padding-right="0.075in" fo:padding-top="0in" fo:padding-bottom="0in" fo:border="0.5pt solid #8eaadb" style:writing-mode="lr-tb"/>
    </style:style>
    <style:style style:name="Table5.E3" style:family="table-cell">
      <style:table-cell-properties fo:padding-left="0.075in" fo:padding-right="0.075in" fo:padding-top="0in" fo:padding-bottom="0in" fo:border="0.5pt solid #8eaadb" style:writing-mode="lr-tb"/>
    </style:style>
    <style:style style:name="Table5.F3" style:family="table-cell">
      <style:table-cell-properties fo:padding-left="0.075in" fo:padding-right="0.075in" fo:padding-top="0in" fo:padding-bottom="0in" fo:border="0.5pt solid #8eaadb" style:writing-mode="lr-tb"/>
    </style:style>
    <style:style style:name="Table6" style:family="table">
      <style:table-properties style:width="6.1986in" fo:margin-left="0.0035in" fo:margin-top="0in" fo:margin-bottom="0in" table:align="left" style:writing-mode="lr-tb"/>
    </style:style>
    <style:style style:name="Table6.A" style:family="table-column">
      <style:table-column-properties style:column-width="2.6549in"/>
    </style:style>
    <style:style style:name="Table6.B" style:family="table-column">
      <style:table-column-properties style:column-width="0.9833in"/>
    </style:style>
    <style:style style:name="Table6.C" style:family="table-column">
      <style:table-column-properties style:column-width="0.9847in"/>
    </style:style>
    <style:style style:name="Table6.D" style:family="table-column">
      <style:table-column-properties style:column-width="0.7882in"/>
    </style:style>
    <style:style style:name="Table6.E" style:family="table-column">
      <style:table-column-properties style:column-width="0.7875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5b9bd5" fo:padding-left="0.075in" fo:padding-right="0.075in" fo:padding-top="0in" fo:padding-bottom="0in" fo:border="0.5pt solid #5b9bd5" style:writing-mode="lr-tb">
        <style:background-image/>
      </style:table-cell-properties>
    </style:style>
    <style:style style:name="Table6.A2" style:family="table-cell">
      <style:table-cell-properties fo:background-color="#deeaf6" fo:padding-left="0.075in" fo:padding-right="0.075in" fo:padding-top="0in" fo:padding-bottom="0in" fo:border="0.5pt solid #9cc2e5" style:writing-mode="lr-tb">
        <style:background-image/>
      </style:table-cell-properties>
    </style:style>
    <style:style style:name="Table6.A3" style:family="table-cell">
      <style:table-cell-properties fo:padding-left="0.075in" fo:padding-right="0.075in" fo:padding-top="0in" fo:padding-bottom="0in" fo:border="0.5pt solid #9cc2e5" style:writing-mode="lr-tb"/>
    </style:style>
    <style:style style:name="Table6.B3" style:family="table-cell">
      <style:table-cell-properties fo:padding-left="0.075in" fo:padding-right="0.075in" fo:padding-top="0in" fo:padding-bottom="0in" fo:border="0.5pt solid #9cc2e5" style:writing-mode="lr-tb"/>
    </style:style>
    <style:style style:name="Table6.C3" style:family="table-cell">
      <style:table-cell-properties fo:padding-left="0.075in" fo:padding-right="0.075in" fo:padding-top="0in" fo:padding-bottom="0in" fo:border="0.5pt solid #9cc2e5" style:writing-mode="lr-tb"/>
    </style:style>
    <style:style style:name="Table6.D3" style:family="table-cell">
      <style:table-cell-properties fo:padding-left="0.075in" fo:padding-right="0.075in" fo:padding-top="0in" fo:padding-bottom="0in" fo:border="0.5pt solid #9cc2e5" style:writing-mode="lr-tb"/>
    </style:style>
    <style:style style:name="Table6.E3" style:family="table-cell">
      <style:table-cell-properties fo:padding-left="0.075in" fo:padding-right="0.075in" fo:padding-top="0in" fo:padding-bottom="0in" fo:border="0.5pt solid #9cc2e5" style:writing-mode="lr-tb"/>
    </style:style>
    <style:style style:name="Table6.A5" style:family="table-cell">
      <style:table-cell-properties fo:padding-left="0.075in" fo:padding-right="0.075in" fo:padding-top="0in" fo:padding-bottom="0in" fo:border="0.5pt solid #9cc2e5" style:writing-mode="lr-tb"/>
    </style:style>
    <style:style style:name="Table6.B5" style:family="table-cell">
      <style:table-cell-properties fo:padding-left="0.075in" fo:padding-right="0.075in" fo:padding-top="0in" fo:padding-bottom="0in" fo:border="0.5pt solid #9cc2e5" style:writing-mode="lr-tb"/>
    </style:style>
    <style:style style:name="Table6.C5" style:family="table-cell">
      <style:table-cell-properties fo:padding-left="0.075in" fo:padding-right="0.075in" fo:padding-top="0in" fo:padding-bottom="0in" fo:border="0.5pt solid #9cc2e5" style:writing-mode="lr-tb"/>
    </style:style>
    <style:style style:name="Table6.D5" style:family="table-cell">
      <style:table-cell-properties fo:padding-left="0.075in" fo:padding-right="0.075in" fo:padding-top="0in" fo:padding-bottom="0in" fo:border="0.5pt solid #9cc2e5" style:writing-mode="lr-tb"/>
    </style:style>
    <style:style style:name="Table6.E5" style:family="table-cell">
      <style:table-cell-properties fo:padding-left="0.075in" fo:padding-right="0.075in" fo:padding-top="0in" fo:padding-bottom="0in" fo:border="0.5pt solid #9cc2e5" style:writing-mode="lr-tb"/>
    </style:style>
    <style:style style:name="Table6.A7" style:family="table-cell">
      <style:table-cell-properties fo:padding-left="0.075in" fo:padding-right="0.075in" fo:padding-top="0in" fo:padding-bottom="0in" fo:border="0.5pt solid #9cc2e5" style:writing-mode="lr-tb"/>
    </style:style>
    <style:style style:name="Table6.B7" style:family="table-cell">
      <style:table-cell-properties fo:padding-left="0.075in" fo:padding-right="0.075in" fo:padding-top="0in" fo:padding-bottom="0in" fo:border="0.5pt solid #9cc2e5" style:writing-mode="lr-tb"/>
    </style:style>
    <style:style style:name="Table6.C7" style:family="table-cell">
      <style:table-cell-properties fo:padding-left="0.075in" fo:padding-right="0.075in" fo:padding-top="0in" fo:padding-bottom="0in" fo:border="0.5pt solid #9cc2e5" style:writing-mode="lr-tb"/>
    </style:style>
    <style:style style:name="Table6.D7" style:family="table-cell">
      <style:table-cell-properties fo:padding-left="0.075in" fo:padding-right="0.075in" fo:padding-top="0in" fo:padding-bottom="0in" fo:border="0.5pt solid #9cc2e5" style:writing-mode="lr-tb"/>
    </style:style>
    <style:style style:name="Table6.E7" style:family="table-cell">
      <style:table-cell-properties fo:padding-left="0.075in" fo:padding-right="0.075in" fo:padding-top="0in" fo:padding-bottom="0in" fo:border="0.5pt solid #9cc2e5" style:writing-mode="lr-tb"/>
    </style:style>
    <style:style style:name="Table6.A9" style:family="table-cell">
      <style:table-cell-properties fo:padding-left="0.075in" fo:padding-right="0.075in" fo:padding-top="0in" fo:padding-bottom="0in" fo:border="0.5pt solid #9cc2e5" style:writing-mode="lr-tb"/>
    </style:style>
    <style:style style:name="Table6.B9" style:family="table-cell">
      <style:table-cell-properties fo:padding-left="0.075in" fo:padding-right="0.075in" fo:padding-top="0in" fo:padding-bottom="0in" fo:border="0.5pt solid #9cc2e5" style:writing-mode="lr-tb"/>
    </style:style>
    <style:style style:name="Table6.C9" style:family="table-cell">
      <style:table-cell-properties fo:padding-left="0.075in" fo:padding-right="0.075in" fo:padding-top="0in" fo:padding-bottom="0in" fo:border="0.5pt solid #9cc2e5" style:writing-mode="lr-tb"/>
    </style:style>
    <style:style style:name="Table6.D9" style:family="table-cell">
      <style:table-cell-properties fo:padding-left="0.075in" fo:padding-right="0.075in" fo:padding-top="0in" fo:padding-bottom="0in" fo:border="0.5pt solid #9cc2e5" style:writing-mode="lr-tb"/>
    </style:style>
    <style:style style:name="Table6.E9" style:family="table-cell">
      <style:table-cell-properties fo:padding-left="0.075in" fo:padding-right="0.075in" fo:padding-top="0in" fo:padding-bottom="0in" fo:border="0.5pt solid #9cc2e5" style:writing-mode="lr-tb"/>
    </style:style>
    <style:style style:name="Table6.A11" style:family="table-cell">
      <style:table-cell-properties fo:padding-left="0.075in" fo:padding-right="0.075in" fo:padding-top="0in" fo:padding-bottom="0in" fo:border="0.5pt solid #9cc2e5" style:writing-mode="lr-tb"/>
    </style:style>
    <style:style style:name="Table6.B11" style:family="table-cell">
      <style:table-cell-properties fo:padding-left="0.075in" fo:padding-right="0.075in" fo:padding-top="0in" fo:padding-bottom="0in" fo:border="0.5pt solid #9cc2e5" style:writing-mode="lr-tb"/>
    </style:style>
    <style:style style:name="Table6.C11" style:family="table-cell">
      <style:table-cell-properties fo:padding-left="0.075in" fo:padding-right="0.075in" fo:padding-top="0in" fo:padding-bottom="0in" fo:border="0.5pt solid #9cc2e5" style:writing-mode="lr-tb"/>
    </style:style>
    <style:style style:name="Table6.D11" style:family="table-cell">
      <style:table-cell-properties fo:padding-left="0.075in" fo:padding-right="0.075in" fo:padding-top="0in" fo:padding-bottom="0in" fo:border="0.5pt solid #9cc2e5" style:writing-mode="lr-tb"/>
    </style:style>
    <style:style style:name="Table6.E11" style:family="table-cell">
      <style:table-cell-properties fo:padding-left="0.075in" fo:padding-right="0.075in" fo:padding-top="0in" fo:padding-bottom="0in" fo:border="0.5pt solid #9cc2e5" style:writing-mode="lr-tb"/>
    </style:style>
    <style:style style:name="Table6.A13" style:family="table-cell">
      <style:table-cell-properties fo:padding-left="0.075in" fo:padding-right="0.075in" fo:padding-top="0in" fo:padding-bottom="0in" fo:border="0.5pt solid #9cc2e5" style:writing-mode="lr-tb"/>
    </style:style>
    <style:style style:name="Table6.B13" style:family="table-cell">
      <style:table-cell-properties fo:padding-left="0.075in" fo:padding-right="0.075in" fo:padding-top="0in" fo:padding-bottom="0in" fo:border="0.5pt solid #9cc2e5" style:writing-mode="lr-tb"/>
    </style:style>
    <style:style style:name="Table6.C13" style:family="table-cell">
      <style:table-cell-properties fo:padding-left="0.075in" fo:padding-right="0.075in" fo:padding-top="0in" fo:padding-bottom="0in" fo:border="0.5pt solid #9cc2e5" style:writing-mode="lr-tb"/>
    </style:style>
    <style:style style:name="Table6.D13" style:family="table-cell">
      <style:table-cell-properties fo:padding-left="0.075in" fo:padding-right="0.075in" fo:padding-top="0in" fo:padding-bottom="0in" fo:border="0.5pt solid #9cc2e5" style:writing-mode="lr-tb"/>
    </style:style>
    <style:style style:name="Table6.E13" style:family="table-cell">
      <style:table-cell-properties fo:padding-left="0.075in" fo:padding-right="0.075in" fo:padding-top="0in" fo:padding-bottom="0in" fo:border="0.5pt solid #9cc2e5" style:writing-mode="lr-tb"/>
    </style:style>
    <style:style style:name="Table6.A15" style:family="table-cell">
      <style:table-cell-properties fo:padding-left="0.075in" fo:padding-right="0.075in" fo:padding-top="0in" fo:padding-bottom="0in" fo:border="0.5pt solid #9cc2e5" style:writing-mode="lr-tb"/>
    </style:style>
    <style:style style:name="Table6.B15" style:family="table-cell">
      <style:table-cell-properties fo:padding-left="0.075in" fo:padding-right="0.075in" fo:padding-top="0in" fo:padding-bottom="0in" fo:border="0.5pt solid #9cc2e5" style:writing-mode="lr-tb"/>
    </style:style>
    <style:style style:name="Table6.C15" style:family="table-cell">
      <style:table-cell-properties fo:padding-left="0.075in" fo:padding-right="0.075in" fo:padding-top="0in" fo:padding-bottom="0in" fo:border="0.5pt solid #9cc2e5" style:writing-mode="lr-tb"/>
    </style:style>
    <style:style style:name="Table6.D15" style:family="table-cell">
      <style:table-cell-properties fo:padding-left="0.075in" fo:padding-right="0.075in" fo:padding-top="0in" fo:padding-bottom="0in" fo:border="0.5pt solid #9cc2e5" style:writing-mode="lr-tb"/>
    </style:style>
    <style:style style:name="Table6.E15" style:family="table-cell">
      <style:table-cell-properties fo:padding-left="0.075in" fo:padding-right="0.075in" fo:padding-top="0in" fo:padding-bottom="0in" fo:border="0.5pt solid #9cc2e5" style:writing-mode="lr-tb"/>
    </style:style>
    <style:style style:name="P1" style:family="paragraph" style:parent-style-name="Contents_20_1">
      <style:paragraph-properties>
        <style:tab-stops>
          <style:tab-stop style:position="0.3055in"/>
          <style:tab-stop style:position="6.4929in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0.4583in"/>
          <style:tab-stop style:position="6.4929in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0.611in"/>
          <style:tab-stop style:position="6.4929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0.9165in"/>
          <style:tab-stop style:position="6.4929in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Footer">
      <style:paragraph-properties fo:text-align="center" style:justify-single-word="false"/>
      <style:text-properties officeooo:rsid="000ced13" officeooo:paragraph-rsid="000ced13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List_20_Paragraph" style:list-style-name="WWNum24"/>
    <style:style style:name="P15" style:family="paragraph" style:parent-style-name="List_20_Paragraph" style:list-style-name="WWNum16"/>
    <style:style style:name="P16" style:family="paragraph" style:parent-style-name="List_20_Paragraph" style:list-style-name="WWNum15"/>
    <style:style style:name="P17" style:family="paragraph" style:parent-style-name="List_20_Paragraph" style:list-style-name="WWNum17"/>
    <style:style style:name="P18" style:family="paragraph" style:parent-style-name="List_20_Paragraph" style:list-style-name="WWNum18"/>
    <style:style style:name="P19" style:family="paragraph" style:parent-style-name="List_20_Paragraph" style:list-style-name="WWNum22"/>
    <style:style style:name="P20" style:family="paragraph" style:parent-style-name="List_20_Paragraph" style:list-style-name="WWNum23"/>
    <style:style style:name="P21" style:family="paragraph" style:parent-style-name="No_20_Spacing">
      <style:paragraph-properties fo:orphans="0" fo:widows="0"/>
      <style:text-properties fo:color="#2f5496" loext:opacity="100%" fo:font-size="12pt" fo:language="en" fo:country="US" officeooo:rsid="000b1a2f" officeooo:paragraph-rsid="000b1a2f" style:font-name-asian="F" style:font-size-asian="12pt" style:font-size-complex="12pt"/>
    </style:style>
    <style:style style:name="P22" style:family="paragraph" style:parent-style-name="No_20_Spacing">
      <style:paragraph-properties fo:orphans="0" fo:widows="0"/>
      <style:text-properties fo:color="#2f5496" loext:opacity="100%" fo:font-size="12pt" fo:language="en" fo:country="US" officeooo:rsid="000b1a2f" officeooo:paragraph-rsid="000b1a2f" style:font-name-asian="F" style:font-size-asian="12pt" style:font-size-complex="12pt"/>
    </style:style>
    <style:style style:name="P23" style:family="paragraph" style:parent-style-name="No_20_Spacing">
      <style:paragraph-properties fo:line-height="90%" fo:orphans="0" fo:widows="0"/>
      <style:text-properties fo:color="#4472c4" loext:opacity="100%" style:font-name="Calibri Light" fo:font-size="44pt" style:font-name-asian="F" style:font-size-asian="44pt" style:font-name-complex="F" style:font-size-complex="44pt"/>
    </style:style>
    <style:style style:name="P24" style:family="paragraph" style:parent-style-name="No_20_Spacing">
      <style:paragraph-properties fo:orphans="0" fo:widows="0"/>
      <style:text-properties fo:color="#4472c4" loext:opacity="100%" fo:font-size="14pt" style:font-size-asian="14pt" style:font-size-complex="14pt"/>
    </style:style>
    <style:style style:name="P25" style:family="paragraph" style:parent-style-name="No_20_Spacing">
      <style:paragraph-properties fo:orphans="0" fo:widows="0"/>
      <style:text-properties fo:color="#4472c4" loext:opacity="100%" fo:font-size="14pt" style:font-size-asian="14pt" style:font-size-complex="14pt"/>
    </style:style>
    <style:style style:name="P26" style:family="paragraph" style:parent-style-name="No_20_Spacing">
      <style:paragraph-properties fo:orphans="0" fo:widows="0"/>
      <style:text-properties fo:color="#4472c4" loext:opacity="100%"/>
    </style:style>
    <style:style style:name="P27" style:family="paragraph" style:parent-style-name="No_20_Spacing">
      <style:paragraph-properties fo:margin-top="0in" fo:margin-bottom="0in" style:contextual-spacing="false" fo:text-align="start" style:justify-single-word="false" fo:orphans="2" fo:widows="2"/>
      <style:text-properties fo:color="#ffffff" loext:opacity="100%" style:font-name="Calibri" fo:font-size="8pt" officeooo:paragraph-rsid="000ced13" style:letter-kerning="false" style:font-size-asian="8pt" style:language-asian="en" style:country-asian="US" style:font-name-complex="F" style:font-size-complex="8pt" style:language-complex="ar" style:country-complex="SA"/>
    </style:style>
    <style:style style:name="P28" style:family="paragraph" style:parent-style-name="No_20_Spacing">
      <style:paragraph-properties fo:margin-top="0in" fo:margin-bottom="0in" style:contextual-spacing="false" fo:text-align="start" style:justify-single-word="false" fo:orphans="2" fo:widows="2"/>
      <style:text-properties fo:color="#ffffff" loext:opacity="100%" style:font-name="Calibri" fo:font-size="8pt" fo:font-weight="normal" style:letter-kerning="false" style:font-size-asian="8pt" style:language-asian="en" style:country-asian="US" style:font-weight-asian="normal" style:font-name-complex="F" style:font-size-complex="8pt" style:language-complex="ar" style:country-complex="SA" style:font-weight-complex="normal"/>
    </style:style>
    <style:style style:name="P29" style:family="paragraph" style:parent-style-name="No_20_Spacing">
      <style:paragraph-properties fo:margin-top="0in" fo:margin-bottom="0in" style:contextual-spacing="false" fo:text-align="start" style:justify-single-word="false" fo:orphans="2" fo:widows="2"/>
      <style:text-properties style:font-name="Calibri" fo:font-size="8pt" style:letter-kerning="false" style:font-size-asian="8pt" style:language-asian="en" style:country-asian="US" style:font-name-complex="F" style:font-size-complex="8pt" style:language-complex="ar" style:country-complex="SA"/>
    </style:style>
    <style:style style:name="P30" style:family="paragraph" style:parent-style-name="No_20_Spacing">
      <style:paragraph-properties fo:margin-top="0in" fo:margin-bottom="0in" style:contextual-spacing="false" fo:text-align="start" style:justify-single-word="false" fo:orphans="2" fo:widows="2"/>
      <style:text-properties style:font-name="Calibri" fo:font-size="8pt" style:letter-kerning="false" style:font-size-asian="8pt" style:language-asian="en" style:country-asian="US" style:font-name-complex="F" style:font-size-complex="8pt" style:language-complex="ar" style:country-complex="SA"/>
    </style:style>
    <style:style style:name="P31" style:family="paragraph" style:parent-style-name="No_20_Spacing">
      <style:paragraph-properties fo:margin-top="0in" fo:margin-bottom="0in" style:contextual-spacing="false" fo:text-align="start" style:justify-single-word="false" fo:orphans="2" fo:widows="2"/>
      <style:text-properties style:font-name="Calibri" fo:font-size="8pt" officeooo:paragraph-rsid="000ced13" style:letter-kerning="false" style:font-size-asian="8pt" style:language-asian="en" style:country-asian="US" style:font-name-complex="F" style:font-size-complex="8pt" style:language-complex="ar" style:country-complex="SA"/>
    </style:style>
    <style:style style:name="P32" style:family="paragraph" style:parent-style-name="No_20_Spacing">
      <style:paragraph-properties fo:margin-top="0in" fo:margin-bottom="0in" style:contextual-spacing="false" fo:text-align="start" style:justify-single-word="false" fo:orphans="2" fo:widows="2"/>
      <style:text-properties style:font-name="Calibri" fo:font-size="8pt" officeooo:paragraph-rsid="000ced13" style:letter-kerning="false" style:font-size-asian="8pt" style:language-asian="en" style:country-asian="US" style:font-name-complex="F" style:font-size-complex="8pt" style:language-complex="ar" style:country-complex="SA"/>
    </style:style>
    <style:style style:name="P33" style:family="paragraph" style:parent-style-name="No_20_Spacing">
      <style:paragraph-properties fo:margin-top="0in" fo:margin-bottom="0in" style:contextual-spacing="false" fo:text-align="start" style:justify-single-word="false" fo:orphans="2" fo:widows="2"/>
      <style:text-properties style:font-name="Calibri" fo:font-size="8pt" fo:font-weight="bold" style:letter-kerning="false" style:font-size-asian="8pt" style:language-asian="en" style:country-asian="US" style:font-weight-asian="bold" style:font-name-complex="F" style:font-size-complex="8pt" style:language-complex="ar" style:country-complex="SA" style:font-weight-complex="bold"/>
    </style:style>
    <style:style style:name="P34" style:family="paragraph" style:parent-style-name="No_20_Spacing">
      <style:paragraph-properties fo:margin-top="0in" fo:margin-bottom="0in" style:contextual-spacing="false" fo:text-align="start" style:justify-single-word="false" fo:orphans="2" fo:widows="2"/>
      <style:text-properties style:font-name="Calibri" fo:font-size="11pt" style:letter-kerning="false" style:font-size-asian="11pt" style:language-asian="en" style:country-asian="US" style:font-name-complex="F" style:font-size-complex="11pt" style:language-complex="ar" style:country-complex="SA"/>
    </style:style>
    <style:style style:name="P35" style:family="paragraph" style:parent-style-name="No_20_Spacing">
      <style:paragraph-properties fo:margin-top="0in" fo:margin-bottom="0in" style:contextual-spacing="false" fo:text-align="start" style:justify-single-word="false" fo:orphans="2" fo:widows="2"/>
    </style:style>
    <style:style style:name="P36" style:family="paragraph" style:parent-style-name="Standard" style:master-page-name="First_20_Page">
      <style:paragraph-properties style:page-number="0"/>
    </style:style>
    <style:style style:name="P37" style:family="paragraph" style:parent-style-name="Standard">
      <style:text-properties style:font-name="Calibri Light" fo:font-size="28pt" fo:letter-spacing="-0.0071in" style:letter-kerning="true" style:font-name-asian="F" style:font-size-asian="28pt" style:font-name-complex="F" style:font-size-complex="28pt"/>
    </style:style>
    <style:style style:name="P3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ffff" loext:opacity="100%" style:font-name="Calibri" fo:font-size="11pt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3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ffff" loext:opacity="100%" style:font-name="Calibri" fo:font-size="11pt" fo:font-weight="normal" style:letter-kerning="false" style:font-name-asian="Calibri1" style:font-size-asian="11pt" style:language-asian="en" style:country-asian="US" style:font-weight-asian="normal" style:font-name-complex="F" style:font-size-complex="11pt" style:language-complex="ar" style:country-complex="SA" style:font-weight-complex="normal"/>
    </style:style>
    <style:style style:name="P4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ffff" loext:opacity="100%" style:font-name="Calibri" fo:font-size="11pt" fo:font-weight="normal" style:letter-kerning="false" style:font-name-asian="Calibri1" style:font-size-asian="11pt" style:language-asian="en" style:country-asian="US" style:font-weight-asian="normal" style:font-name-complex="F" style:font-size-complex="11pt" style:language-complex="ar" style:country-complex="SA" style:font-weight-complex="normal"/>
    </style:style>
    <style:style style:name="P4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ffff" loext:opacity="100%" style:font-name="Calibri" fo:font-size="8pt" fo:font-weight="bold" style:letter-kerning="false" style:font-name-asian="Calibri1" style:font-size-asian="8pt" style:language-asian="en" style:country-asian="US" style:font-weight-asian="bold" style:font-name-complex="F" style:font-size-complex="8pt" style:language-complex="ar" style:country-complex="SA" style:font-weight-complex="bold"/>
    </style:style>
    <style:style style:name="P4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ffff" loext:opacity="100%" style:font-name="Calibri" fo:font-size="8pt" fo:font-weight="bold" officeooo:paragraph-rsid="000ced13" style:letter-kerning="false" style:font-name-asian="Calibri1" style:font-size-asian="8pt" style:language-asian="en" style:country-asian="US" style:font-weight-asian="bold" style:font-name-complex="F" style:font-size-complex="8pt" style:language-complex="ar" style:country-complex="SA" style:font-weight-complex="bold"/>
    </style:style>
    <style:style style:name="P4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4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4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8pt" fo:font-weight="bold" style:letter-kerning="false" style:font-name-asian="Calibri1" style:font-size-asian="8pt" style:language-asian="en" style:country-asian="US" style:font-weight-asian="bold" style:font-name-complex="F" style:font-size-complex="8pt" style:language-complex="ar" style:country-complex="SA" style:font-weight-complex="bold"/>
    </style:style>
    <style:style style:name="P49" style:family="paragraph" style:parent-style-name="Standard">
      <style:paragraph-properties fo:margin-left="0.5in" fo:margin-right="0in" fo:text-indent="0in" style:auto-text-indent="false"/>
    </style:style>
    <style:style style:name="P50" style:family="paragraph" style:parent-style-name="Standard">
      <style:text-properties fo:color="#2f5496" loext:opacity="100%" style:font-name="Calibri Light" fo:font-size="16pt" style:font-name-asian="F" style:font-size-asian="16pt" style:font-name-complex="F" style:font-size-complex="16pt"/>
    </style:style>
    <style:style style:name="P51" style:family="paragraph" style:parent-style-name="Standard">
      <style:text-properties fo:color="#ff0000" loext:opacity="100%"/>
    </style:style>
    <style:style style:name="P52" style:family="paragraph" style:parent-style-name="Standard">
      <style:text-properties style:font-name-asian="Times New Roman1"/>
    </style:style>
    <style:style style:name="P53" style:family="paragraph" style:parent-style-name="Standard">
      <style:paragraph-properties fo:margin-top="0in" fo:margin-bottom="0in" style:contextual-spacing="false" fo:line-height="100%" style:vertical-align="baseline"/>
    </style:style>
    <style:style style:name="P54" style:family="paragraph" style:parent-style-name="Standard">
      <style:paragraph-properties fo:margin-top="0in" fo:margin-bottom="0in" style:contextual-spacing="false" fo:line-height="100%" style:vertical-align="baseline"/>
      <style:text-properties style:font-name="Segoe UI" fo:font-size="9pt" fo:language="en" fo:country="CA" style:font-name-asian="Times New Roman1" style:font-size-asian="9pt" style:language-asian="en" style:country-asian="CA" style:font-name-complex="Segoe UI1" style:font-size-complex="9pt"/>
    </style:style>
    <style:style style:name="P55" style:family="paragraph" style:parent-style-name="Standard">
      <style:text-properties fo:font-size="16pt" style:font-size-asian="16pt" style:font-size-complex="16pt"/>
    </style:style>
    <style:style style:name="P56" style:family="paragraph" style:parent-style-name="Standard">
      <style:paragraph-properties fo:line-height="110%" fo:text-align="end" style:justify-single-word="false"/>
    </style:style>
    <style:style style:name="P57" style:family="paragraph" style:parent-style-name="Standard">
      <style:text-properties officeooo:paragraph-rsid="000ced13"/>
    </style:style>
    <style:style style:name="P58" style:family="paragraph" style:parent-style-name="TOC_20_Heading" style:list-style-name="">
      <style:paragraph-properties fo:margin-left="0in" fo:margin-right="0in" fo:text-indent="0in" style:auto-text-indent="false" fo:break-before="page"/>
    </style:style>
    <style:style style:name="P59" style:family="paragraph" style:parent-style-name="Title">
      <style:paragraph-properties fo:break-before="page"/>
    </style:style>
    <style:style style:name="P60" style:family="paragraph" style:parent-style-name="paragraph">
      <style:paragraph-properties fo:margin-top="0in" fo:margin-bottom="0in" style:contextual-spacing="false" fo:text-align="start" style:justify-single-word="false" fo:orphans="2" fo:widows="2" style:vertical-align="baseline"/>
    </style:style>
    <style:style style:name="P6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size-complex="12pt"/>
    </style:style>
    <style:style style:name="T2" style:family="text">
      <style:text-properties fo:color="#4472c4" loext:opacity="100%" fo:font-size="10pt" style:font-size-asian="10pt" style:font-size-complex="10pt"/>
    </style:style>
    <style:style style:name="T3" style:family="text">
      <style:text-properties fo:color="#4472c4" loext:opacity="100%" fo:font-size="10pt" style:font-size-asian="10pt" style:font-size-complex="10pt"/>
    </style:style>
    <style:style style:name="T4" style:family="text">
      <style:text-properties style:font-name-asian="F"/>
    </style:style>
    <style:style style:name="T5" style:family="text">
      <style:text-properties text:display="true"/>
    </style:style>
    <style:style style:name="T6" style:family="text">
      <style:text-properties style:font-name-asian="Times New Roman1"/>
    </style:style>
    <style:style style:name="T7" style:family="text">
      <style:text-properties style:font-name-asian="Times New Roman1" style:language-asian="en" style:country-asian="CA"/>
    </style:style>
    <style:style style:name="T8" style:family="text">
      <style:text-properties officeooo:rsid="000b1a2f" style:font-name-asian="Times New Roman1"/>
    </style:style>
    <style:style style:name="T9" style:family="text">
      <style:text-properties style:font-name="Times New Roman" fo:language="en" fo:country="CA" style:font-name-asian="Times New Roman1" style:language-asian="en" style:country-asian="CA" style:font-name-complex="Times New Roman1"/>
    </style:style>
    <style:style style:name="T10" style:family="text">
      <style:text-properties fo:color="#ff0000" loext:opacity="100%"/>
    </style:style>
    <style:style style:name="T11" style:family="text">
      <style:text-properties fo:background-color="#ffff00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language="en" fo:country="US" officeooo:rsid="000ced13" style:font-name-asian="F"/>
    </style:style>
    <style:style style:name="T14" style:family="text">
      <style:text-properties style:font-name="Calibri" fo:font-weight="bold" style:font-name-asian="Times New Roman1" style:language-asian="en" style:country-asian="CA" style:font-weight-asian="bold" style:font-name-complex="Calibri1" style:font-weight-complex="bold"/>
    </style:style>
    <style:style style:name="T15" style:family="text">
      <style:text-properties style:font-name="Calibri" style:font-name-asian="Times New Roman1" style:language-asian="en" style:country-asian="CA" style:font-name-complex="Calibri1"/>
    </style:style>
    <style:style style:name="T16" style:family="text">
      <style:text-properties style:font-name="Calibri" fo:language="en" fo:country="CA" style:font-name-asian="Times New Roman1" style:language-asian="en" style:country-asian="CA" style:font-name-complex="Calibri1"/>
    </style:style>
    <style:style style:name="T17" style:family="text">
      <style:text-properties style:font-name="Calibri" fo:language="en" fo:country="CA" fo:font-weight="bold" style:font-name-asian="Times New Roman1" style:language-asian="en" style:country-asian="CA" style:font-weight-asian="bold" style:font-name-complex="Calibri1" style:font-weight-complex="bold"/>
    </style:style>
    <style:style style:name="T18" style:family="text">
      <style:text-properties style:font-name="Calibri" fo:font-size="8pt" style:letter-kerning="false" style:font-name-asian="F" style:font-size-asian="8pt" style:font-name-complex="Calibri1" style:font-size-complex="8pt" style:language-complex="ar" style:country-complex="SA"/>
    </style:style>
    <style:style style:name="T19" style:family="text">
      <style:text-properties style:font-name="Calibri" fo:font-size="8pt" style:letter-kerning="false" style:font-name-asian="F" style:font-size-asian="8pt" style:language-asian="en" style:country-asian="US" style:font-name-complex="Calibri1" style:font-size-complex="8pt" style:language-complex="ar" style:country-complex="SA"/>
    </style:style>
    <style:style style:name="T20" style:family="text">
      <style:text-properties style:font-name="Calibri" fo:font-size="8pt" style:letter-kerning="false" style:font-size-asian="8pt" style:language-asian="en" style:country-asian="US" style:font-name-complex="Calibri1" style:font-size-complex="8pt" style:language-complex="ar" style:country-complex="SA"/>
    </style:style>
    <style:style style:name="T21" style:family="text">
      <style:text-properties style:font-name="Segoe UI" fo:font-size="9pt" fo:language="en" fo:country="CA" style:font-name-asian="Times New Roman1" style:font-size-asian="9pt" style:language-asian="en" style:country-asian="CA" style:font-name-complex="Segoe UI1" style:font-size-complex="9pt"/>
    </style:style>
    <style:style style:name="T22" style:family="text">
      <style:text-properties style:font-name="Segoe UI" fo:font-size="9pt" style:font-size-asian="9pt" style:font-name-complex="Segoe UI1" style:font-size-complex="9pt"/>
    </style:style>
    <style:style style:name="T23" style:family="text">
      <style:text-properties fo:language="en" fo:country="CA" style:font-name-asian="Times New Roman1" style:language-asian="en" style:country-asian="CA"/>
    </style:style>
    <style:style style:name="T24" style:family="text">
      <style:text-properties fo:font-size="8pt" fo:font-weight="normal" style:font-size-asian="8pt" style:font-weight-asian="normal" style:font-size-complex="8pt" style:font-weight-complex="normal"/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0ced13" style:font-weight-asian="normal" style:font-weight-complex="normal"/>
    </style:style>
    <style:style style:name="T28" style:family="text">
      <style:text-properties fo:color="#0000ff" loext:opacity="100%" style:font-name="Calibri" fo:font-size="8pt" style:letter-kerning="false" style:font-name-asian="F" style:font-size-asian="8pt" style:font-name-complex="Calibri1" style:font-size-complex="8pt" style:language-complex="ar" style:country-complex="SA"/>
    </style:style>
    <style:style style:name="T29" style:family="text">
      <style:text-properties fo:color="#000000" loext:opacity="50%" style:font-name="Calibri" fo:font-size="48pt" style:font-name-asian="Calibri1" style:font-size-asian="48pt" style:font-name-complex="Calibri1" style:font-size-complex="48pt"/>
    </style:style>
    <style:style style:name="T30" style:family="text">
      <style:text-properties officeooo:rsid="000b1a2f"/>
    </style:style>
    <style:style style:name="T31" style:family="text">
      <style:text-properties officeooo:rsid="000ced13"/>
    </style:style>
    <style:style style:name="fr1" style:family="graphic" style:parent-style-name="Frame">
      <style:graphic-properties fo:margin-left="0.1299in" fo:margin-right="0.1299in" fo:margin-top="0in" fo:margin-bottom="0in" style:vertical-pos="from-top" style:vertical-rel="page-content" style:horizontal-pos="center" style:horizontal-rel="page-content" draw:opacity="0%" fo:padding="0in" fo:border="none" loext:rel-width-rel="paragraph"/>
    </style:style>
    <style:style style:name="fr2" style:family="graphic" style:parent-style-name="Frame">
      <style:graphic-properties fo:margin-left="0.1299in" fo:margin-right="0.1299in" fo:margin-top="0in" fo:margin-bottom="0in" style:vertical-pos="bottom" style:vertical-rel="page-content" style:horizontal-pos="center" style:horizontal-rel="page-content" draw:opacity="0%" fo:padding="0in" fo:border="none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.0173in" svg:stroke-color="#767171" draw:stroke-linejoin="miter" svg:stroke-linecap="butt" draw:fill="none" draw:textarea-vertical-align="top" draw:auto-grow-height="false" fo:min-height="10.4764in" fo:min-width="8.0016in" fo:padding-top="0.0492in" fo:padding-bottom="0.0492in" fo:padding-left="0.0984in" fo:padding-right="0.0984in" fo:wrap-option="wrap" fo:margin-left="0in" fo:margin-right="0.0201in" fo:margin-top="0in" fo:margin-bottom="0.0201in" style:run-through="back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 loext:rel-width-rel="page" loext:rel-height-rel="page"/>
    </style:style>
    <style:style style:name="gr2" style:family="graphic">
      <style:graphic-properties draw:stroke="solid" svg:stroke-width="0.0173in" svg:stroke-color="#767171" draw:stroke-linejoin="miter" svg:stroke-linecap="butt" draw:fill="none" draw:textarea-vertical-align="top" draw:auto-grow-height="false" fo:min-height="10.4764in" fo:min-width="8.0016in" fo:padding-top="0.0492in" fo:padding-bottom="0.0492in" fo:padding-left="0.0984in" fo:padding-right="0.0984in" fo:wrap-option="wrap" fo:margin-left="0in" fo:margin-right="0.0201in" fo:margin-top="0in" fo:margin-bottom="0.0201in" style:run-through="back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no-wrap" fo:margin-left="0in" fo:margin-right="0in" fo:margin-top="0in" fo:margin-bottom="0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Standard"><draw:frame draw:style-name="fr2" draw:name="Frame2" text:anchor-type="paragraph" svg:width="0.0161in" style:rel-width="77%" draw:z-index="17"><draw:text-box fo:min-height="0in"><table:table table:name="Table2" table:style-name="Table2"><table:table-column table:style-name="Table2.A"/><table:table-row table:style-name="Table2.1"><table:table-cell table:style-name="Table2.A1" office:value-type="string"><text:p text:style-name="P24">Shahid Sharif</text:p><text:p text:style-name="P24">6<field:fieldmark-start text:name="__Fieldmark__834_2375364070" field:type="vnd.oasis.opendocument.field.FORMDATE"><field:param field:name="DateField_CurrentDate" field:value=""/><field:param field:name="DateField_DateFormat" field:value="M-d-yyyy"/><field:param field:name="DateField_DateFormat_Language" field:value="en-US"/></field:fieldmark-start>-13-2021<field:fieldmark-end/></text:p><text:p text:style-name="P26"/></table:table-cell></table:table-row></table:table></draw:text-box></draw:frame><draw:frame draw:style-name="fr1" draw:name="Frame1" text:anchor-type="paragraph" svg:y="2.0008in" svg:width="0.0161in" style:rel-width="80%" draw:z-index="16"><draw:text-box fo:min-height="0in"><table:table table:name="Table1" table:style-name="Table1"><table:table-column table:style-name="Table1.A"/><table:table-row table:style-name="Table1.1"><table:table-cell table:style-name="Table1.A1" office:value-type="string"><text:p text:style-name="P21">Secunoid Security Consulting Inc.</text:p></table:table-cell></table:table-row><table:table-row table:style-name="Table1.1"><table:table-cell table:style-name="Table1.A2" office:value-type="string"><text:p text:style-name="P23">Design for &lt;Template v2.0&gt;</text:p></table:table-cell></table:table-row><table:table-row table:style-name="Table1.1"><table:table-cell table:style-name="Table1.A1" office:value-type="string"><text:p text:style-name="P21">Information Security</text:p></table:table-cell></table:table-row></table:table></draw:text-box></draw:frame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Table of Contents</text:p>
          </text:index-title>
          <text:p text:style-name="P3"><text:a xlink:type="simple" xlink:href="#__RefHeading___Toc2459_2375364070" text:style-name="Index_20_Link" text:visited-style-name="Index_20_Link">1 Executive Summary<text:tab/>4</text:a></text:p>
          <text:p text:style-name="P3"><text:a xlink:type="simple" xlink:href="#__RefHeading___Toc2461_2375364070" text:style-name="Index_20_Link" text:visited-style-name="Index_20_Link">2 Project Management<text:tab/>4</text:a></text:p>
          <text:p text:style-name="P5"><text:a xlink:type="simple" xlink:href="#__RefHeading___Toc2463_2375364070" text:style-name="Index_20_Link" text:visited-style-name="Index_20_Link">2.1 Project Team<text:tab/>4</text:a></text:p>
          <text:p text:style-name="P5"><text:a xlink:type="simple" xlink:href="#__RefHeading___Toc2465_2375364070" text:style-name="Index_20_Link" text:visited-style-name="Index_20_Link">2.2 Timelines<text:tab/>4</text:a></text:p>
          <text:p text:style-name="P5"><text:a xlink:type="simple" xlink:href="#__RefHeading___Toc2467_2375364070" text:style-name="Index_20_Link" text:visited-style-name="Index_20_Link">2.3 Budget<text:tab/>4</text:a></text:p>
          <text:p text:style-name="P3"><text:a xlink:type="simple" xlink:href="#__RefHeading___Toc2469_2375364070" text:style-name="Index_20_Link" text:visited-style-name="Index_20_Link">3 Gate 0<text:tab/>4</text:a></text:p>
          <text:p text:style-name="P3"><text:a xlink:type="simple" xlink:href="#__RefHeading___Toc2471_2375364070" text:style-name="Index_20_Link" text:visited-style-name="Index_20_Link">4 Gate 1 – Analysis<text:tab/>5</text:a></text:p>
          <text:p text:style-name="P5"><text:a xlink:type="simple" xlink:href="#__RefHeading___Toc2473_2375364070" text:style-name="Index_20_Link" text:visited-style-name="Index_20_Link">4.1 Scope<text:tab/>5</text:a></text:p>
          <text:p text:style-name="P5"><text:a xlink:type="simple" xlink:href="#__RefHeading___Toc2475_2375364070" text:style-name="Index_20_Link" text:visited-style-name="Index_20_Link">4.2 Business Requirements<text:tab/>5</text:a></text:p>
          <text:p text:style-name="P5"><text:a xlink:type="simple" xlink:href="#__RefHeading___Toc2477_2375364070" text:style-name="Index_20_Link" text:visited-style-name="Index_20_Link">4.3 Integration with other systems<text:tab/>5</text:a></text:p>
          <text:p text:style-name="P7"><text:a xlink:type="simple" xlink:href="#__RefHeading___Toc2479_2375364070" text:style-name="Index_20_Link" text:visited-style-name="Index_20_Link">4.3.1 Internal Systems<text:tab/>5</text:a></text:p>
          <text:p text:style-name="P7"><text:a xlink:type="simple" xlink:href="#__RefHeading___Toc2481_2375364070" text:style-name="Index_20_Link" text:visited-style-name="Index_20_Link">4.3.2 Operational Requirements<text:tab/>5</text:a></text:p>
          <text:p text:style-name="P5"><text:a xlink:type="simple" xlink:href="#__RefHeading___Toc2483_2375364070" text:style-name="Index_20_Link" text:visited-style-name="Index_20_Link">4.4 Security Requirements<text:tab/>6</text:a></text:p>
          <text:p text:style-name="P5"><text:a xlink:type="simple" xlink:href="#__RefHeading___Toc2485_2375364070" text:style-name="Index_20_Link" text:visited-style-name="Index_20_Link">4.5 Privacy Impact Assessment<text:tab/>6</text:a></text:p>
          <text:p text:style-name="P5"><text:a xlink:type="simple" xlink:href="#__RefHeading___Toc2487_2375364070" text:style-name="Index_20_Link" text:visited-style-name="Index_20_Link">4.6 Compliance Requirements<text:tab/>6</text:a></text:p>
          <text:p text:style-name="P5"><text:a xlink:type="simple" xlink:href="#__RefHeading___Toc2489_2375364070" text:style-name="Index_20_Link" text:visited-style-name="Index_20_Link">4.7 Data Management<text:tab/>6</text:a></text:p>
          <text:p text:style-name="P5"><text:a xlink:type="simple" xlink:href="#__RefHeading___Toc2491_2375364070" text:style-name="Index_20_Link" text:visited-style-name="Index_20_Link">4.8 Data Backup<text:tab/>6</text:a></text:p>
          <text:p text:style-name="P5"><text:a xlink:type="simple" xlink:href="#__RefHeading___Toc2493_2375364070" text:style-name="Index_20_Link" text:visited-style-name="Index_20_Link">4.9 Data Retention<text:tab/>6</text:a></text:p>
          <text:p text:style-name="P5"><text:a xlink:type="simple" xlink:href="#__RefHeading___Toc2495_2375364070" text:style-name="Index_20_Link" text:visited-style-name="Index_20_Link">4.10 Non-Production Environment<text:tab/>7</text:a></text:p>
          <text:p text:style-name="P5"><text:a xlink:type="simple" xlink:href="#__RefHeading___Toc2497_2375364070" text:style-name="Index_20_Link" text:visited-style-name="Index_20_Link">4.11 Disaster Recovery<text:tab/>8</text:a></text:p>
          <text:p text:style-name="P5"><text:a xlink:type="simple" xlink:href="#__RefHeading___Toc2499_2375364070" text:style-name="Index_20_Link" text:visited-style-name="Index_20_Link">4.12 Business Continuity<text:tab/>8</text:a></text:p>
          <text:p text:style-name="P3"><text:a xlink:type="simple" xlink:href="#__RefHeading___Toc2501_2375364070" text:style-name="Index_20_Link" text:visited-style-name="Index_20_Link">5 Gate 2- Planning &amp; Definition<text:tab/>9</text:a></text:p>
          <text:p text:style-name="P5"><text:a xlink:type="simple" xlink:href="#__RefHeading___Toc2503_2375364070" text:style-name="Index_20_Link" text:visited-style-name="Index_20_Link">5.1 Project Timelines<text:tab/>9</text:a></text:p>
          <text:p text:style-name="P5"><text:a xlink:type="simple" xlink:href="#__RefHeading___Toc2505_2375364070" text:style-name="Index_20_Link" text:visited-style-name="Index_20_Link">5.2 Vendor Contact Details<text:tab/>9</text:a></text:p>
          <text:p text:style-name="P5"><text:a xlink:type="simple" xlink:href="#__RefHeading___Toc2507_2375364070" text:style-name="Index_20_Link" text:visited-style-name="Index_20_Link">5.3 Application Owner<text:tab/>9</text:a></text:p>
          <text:p text:style-name="P5"><text:a xlink:type="simple" xlink:href="#__RefHeading___Toc2509_2375364070" text:style-name="Index_20_Link" text:visited-style-name="Index_20_Link">5.4 Application Overview<text:tab/>9</text:a></text:p>
          <text:p text:style-name="P5"><text:a xlink:type="simple" xlink:href="#__RefHeading___Toc2511_2375364070" text:style-name="Index_20_Link" text:visited-style-name="Index_20_Link">5.5 Security Threat &amp; Risk Assessment<text:tab/>9</text:a></text:p>
          <text:p text:style-name="P3"><text:a xlink:type="simple" xlink:href="#__RefHeading___Toc2513_2375364070" text:style-name="Index_20_Link" text:visited-style-name="Index_20_Link">6 Gate 3 – Design<text:tab/>10</text:a></text:p>
          <text:p text:style-name="P5"><text:a xlink:type="simple" xlink:href="#__RefHeading___Toc2515_2375364070" text:style-name="Index_20_Link" text:visited-style-name="Index_20_Link">6.1 Application Topology<text:tab/>10</text:a></text:p>
          <text:p text:style-name="P5"><text:a xlink:type="simple" xlink:href="#__RefHeading___Toc2517_2375364070" text:style-name="Index_20_Link" text:visited-style-name="Index_20_Link">6.2 Data Flows<text:tab/>10</text:a></text:p>
          <text:p text:style-name="P5"><text:soft-page-break/><text:a xlink:type="simple" xlink:href="#__RefHeading___Toc2519_2375364070" text:style-name="Index_20_Link" text:visited-style-name="Index_20_Link">6.3 Server Specifications<text:tab/>10</text:a></text:p>
          <text:p text:style-name="P7"><text:a xlink:type="simple" xlink:href="#__RefHeading___Toc2521_2375364070" text:style-name="Index_20_Link" text:visited-style-name="Index_20_Link">6.3.1 Web Server<text:tab/>10</text:a></text:p>
          <text:p text:style-name="P7"><text:a xlink:type="simple" xlink:href="#__RefHeading___Toc2523_2375364070" text:style-name="Index_20_Link" text:visited-style-name="Index_20_Link">6.3.2 Application Server <text:tab/>10</text:a></text:p>
          <text:p text:style-name="P7"><text:a xlink:type="simple" xlink:href="#__RefHeading___Toc2525_2375364070" text:style-name="Index_20_Link" text:visited-style-name="Index_20_Link">6.3.3 Database Server <text:tab/>11</text:a></text:p>
          <text:p text:style-name="P5"><text:a xlink:type="simple" xlink:href="#__RefHeading___Toc2527_2375364070" text:style-name="Index_20_Link" text:visited-style-name="Index_20_Link">6.4 Network Changes<text:tab/>12</text:a></text:p>
          <text:p text:style-name="P5"><text:a xlink:type="simple" xlink:href="#__RefHeading___Toc2529_2375364070" text:style-name="Index_20_Link" text:visited-style-name="Index_20_Link">6.5 Firewall Rules<text:tab/>12</text:a></text:p>
          <text:p text:style-name="P7"><text:a xlink:type="simple" xlink:href="#__RefHeading___Toc2531_2375364070" text:style-name="Index_20_Link" text:visited-style-name="Index_20_Link">6.5.1 Production Firewall<text:tab/>12</text:a></text:p>
          <text:p text:style-name="P7"><text:a xlink:type="simple" xlink:href="#__RefHeading___Toc2533_2375364070" text:style-name="Index_20_Link" text:visited-style-name="Index_20_Link">6.5.2 DR Firewall<text:tab/>12</text:a></text:p>
          <text:p text:style-name="P3"><text:a xlink:type="simple" xlink:href="#__RefHeading___Toc2535_2375364070" text:style-name="Index_20_Link" text:visited-style-name="Index_20_Link">7 Gate 4 – Implementation<text:tab/>13</text:a></text:p>
          <text:p text:style-name="P3"><text:a xlink:type="simple" xlink:href="#__RefHeading___Toc2537_2375364070" text:style-name="Index_20_Link" text:visited-style-name="Index_20_Link">8 Gate 5 – Go Live<text:tab/>14</text:a></text:p>
          <text:p text:style-name="P5"><text:a xlink:type="simple" xlink:href="#__RefHeading___Toc2539_2375364070" text:style-name="Index_20_Link" text:visited-style-name="Index_20_Link">8.1 RACI Matrix<text:tab/>14</text:a></text:p>
          <text:p text:style-name="P3"><text:a xlink:type="simple" xlink:href="#__RefHeading___Toc2541_2375364070" text:style-name="Index_20_Link" text:visited-style-name="Index_20_Link">9 Gate 6 – Close out<text:tab/>15</text:a></text:p>
          <text:p text:style-name="P3"><text:a xlink:type="simple" xlink:href="#__RefHeading___Toc2543_2375364070" text:style-name="Index_20_Link" text:visited-style-name="Index_20_Link">10 Appendix A: Bibliography<text:tab/>15</text:a></text:p>
          <text:p text:style-name="P3"><text:a xlink:type="simple" xlink:href="#__RefHeading___Toc2545_2375364070" text:style-name="Index_20_Link" text:visited-style-name="Index_20_Link">11 Appendix B: References<text:tab/>15</text:a></text:p>
        </text:index-body>
      </text:table-of-content>
      <text:p text:style-name="Standard"/>
      <text:p text:style-name="P37"/>
      <text:p text:style-name="P59">Version Control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8">Date &amp; Time</text:p>
          </table:table-cell>
          <table:table-cell table:style-name="Table3.A1" office:value-type="string">
            <text:p text:style-name="P38">Update by</text:p>
          </table:table-cell>
          <table:table-cell table:style-name="Table3.A1" office:value-type="string">
            <text:p text:style-name="P38">What was updated</text:p>
          </table:table-cell>
        </table:table-row>
        <table:table-row table:style-name="Table3.1">
          <table:table-cell table:style-name="Table3.A2" office:value-type="string">
            <text:p text:style-name="P43">5May2019</text:p>
          </table:table-cell>
          <table:table-cell table:style-name="Table3.A2" office:value-type="string">
            <text:p text:style-name="P43">Shahid Sharif</text:p>
          </table:table-cell>
          <table:table-cell table:style-name="Table3.A2" office:value-type="string">
            <text:p text:style-name="P43">Initial Release</text:p>
          </table:table-cell>
        </table:table-row>
        <table:table-row table:style-name="Table3.1">
          <table:table-cell table:style-name="Table3.A3" office:value-type="string">
            <text:p text:style-name="P43">12Sep2019</text:p>
          </table:table-cell>
          <table:table-cell table:style-name="Table3.B3" office:value-type="string">
            <text:p text:style-name="P43">Shahid Sharif</text:p>
          </table:table-cell>
          <table:table-cell table:style-name="Table3.C3" office:value-type="string">
            <text:p text:style-name="P43">Add privacy, BCP, DRP, data retention, security, RACI sections</text:p>
          </table:table-cell>
        </table:table-row>
        <table:table-row table:style-name="Table3.1">
          <table:table-cell table:style-name="Table3.A2" office:value-type="string">
            <text:p text:style-name="P43">8Jan2020</text:p>
          </table:table-cell>
          <table:table-cell table:style-name="Table3.A2" office:value-type="string">
            <text:p text:style-name="P43">Shahid Sharif</text:p>
          </table:table-cell>
          <table:table-cell table:style-name="Table3.A2" office:value-type="string">
            <text:p text:style-name="P43">Reformat template to follow SDLC methodology and add default firewall rules</text:p>
          </table:table-cell>
        </table:table-row>
        <table:table-row table:style-name="Table3.1">
          <table:table-cell table:style-name="Table3.A5" office:value-type="string">
            <text:p text:style-name="P43">13Jun2021</text:p>
          </table:table-cell>
          <table:table-cell table:style-name="Table3.B5" office:value-type="string">
            <text:p text:style-name="P43">Shahid Sharif</text:p>
          </table:table-cell>
          <table:table-cell table:style-name="Table3.C5" office:value-type="string">
            <text:p text:style-name="P43">Re-organize the design document based on Project Gates</text:p>
          </table:table-cell>
        </table:table-row>
      </table:table>
      <text:p text:style-name="Standard"/>
      <text:p text:style-name="Standard"/>
      <text:h text:style-name="P12" text:outline-level="1"><text:bookmark-start text:name="_Toc74489571"/><text:bookmark-start text:name="__RefHeading___Toc2459_2375364070"/>Executive Summary<text:bookmark-end text:name="_Toc74489571"/><text:bookmark-end text:name="__RefHeading___Toc2459_2375364070"/></text:h>
      <text:p text:style-name="Standard">This document outlines the design for ………</text:p>
      <text:h text:style-name="Heading_20_1" text:outline-level="1"><text:bookmark-start text:name="_Toc74489572"/><text:bookmark-start text:name="__RefHeading___Toc2461_2375364070"/>Project Management<text:bookmark-end text:name="_Toc74489572"/><text:bookmark-end text:name="__RefHeading___Toc2461_2375364070"/></text:h>
      <text:h text:style-name="Heading_20_2" text:outline-level="2"><text:bookmark-start text:name="_Toc74489573"/><text:bookmark-start text:name="__RefHeading___Toc2463_2375364070"/>Project Team<text:bookmark-end text:name="_Toc74489573"/><text:bookmark-end text:name="__RefHeading___Toc2463_2375364070"/></text:h>
      <text:p text:style-name="Standard">Who is the project manager?</text:p>
      <text:p text:style-name="Standard">Who is the project team?</text:p>
      <text:h text:style-name="Heading_20_2" text:outline-level="2"><text:bookmark-start text:name="_Toc74489574"/><text:bookmark-start text:name="__RefHeading___Toc2465_2375364070"/>Timelines<text:bookmark-end text:name="_Toc74489574"/><text:bookmark-end text:name="__RefHeading___Toc2465_2375364070"/></text:h>
      <text:p text:style-name="Standard">Project Start Date</text:p>
      <text:p text:style-name="Standard">Project End Date</text:p>
      <text:p text:style-name="Standard"/>
      <text:h text:style-name="Heading_20_2" text:outline-level="2"><text:bookmark-start text:name="_Toc74489575"/><text:bookmark-start text:name="__RefHeading___Toc2467_2375364070"/>Budget<text:bookmark-end text:name="_Toc74489575"/><text:bookmark-end text:name="__RefHeading___Toc2467_2375364070"/></text:h>
      <text:p text:style-name="P49"/>
      <text:h text:style-name="Heading_20_1" text:outline-level="1"><text:bookmark-start text:name="_Toc74489576"/><text:bookmark-start text:name="__RefHeading___Toc2469_2375364070"/>Gate 0<text:bookmark-end text:name="_Toc74489576"/><text:bookmark-end text:name="__RefHeading___Toc2469_2375364070"/></text:h>
      <text:p text:style-name="Standard">Business Stakeholder:</text:p>
      <text:p text:style-name="Standard">Product Definition:</text:p>
      <text:p text:style-name="Standard">Project Justification:</text:p>
      <text:p text:style-name="Standard">Product Plan:</text:p>
      <text:p text:style-name="P50"/>
      <text:h text:style-name="P12" text:outline-level="1"><text:bookmark-start text:name="_Toc74489577"/><text:bookmark-start text:name="__RefHeading___Toc2471_2375364070"/>Gate 1 – Analysis<text:bookmark-end text:name="_Toc74489577"/><text:bookmark-end text:name="__RefHeading___Toc2471_2375364070"/></text:h>
      <text:p text:style-name="Standard"><text:span text:style-name="T10">Once the project funding has been approved , the PM should schedule a kick-off meeting with following stakeholders:</text:span></text:p>
      <text:list xml:id="list2212079507" text:style-name="WWNum24">
        <text:list-item>
          <text:p text:style-name="P14"><text:span text:style-name="T10">Business Systems Analyst</text:span></text:p>
        </text:list-item>
        <text:list-item>
          <text:p text:style-name="P14"><text:span text:style-name="T10">Compliance</text:span></text:p>
        </text:list-item>
        <text:list-item>
          <text:p text:style-name="P14"><text:span text:style-name="T10">Infrastructure Architect</text:span></text:p>
        </text:list-item>
        <text:list-item>
          <text:p text:style-name="P14"><text:span text:style-name="T10">Privacy</text:span></text:p>
        </text:list-item>
        <text:list-item>
          <text:p text:style-name="P14"><text:span text:style-name="T10">Security Architect</text:span></text:p>
        </text:list-item>
        <text:list-item>
          <text:p text:style-name="P14"><text:span text:style-name="T10">System Administrator</text:span></text:p>
        </text:list-item>
        <text:list-item>
          <text:p text:style-name="P14"><text:span text:style-name="T10">Helpdesk</text:span></text:p>
        </text:list-item>
        <text:list-item>
          <text:p text:style-name="P14"><text:span text:style-name="T10">Banking Support</text:span></text:p>
        </text:list-item>
        <text:list-item>
          <text:p text:style-name="P14"><text:span text:style-name="T10">Retail Operations</text:span></text:p>
        </text:list-item>
        <text:list-item>
          <text:p text:style-name="P14"><text:span text:style-name="T10">Facilities</text:span></text:p>
        </text:list-item>
      </text:list>
      <text:p text:style-name="P51"/>
      <text:p text:style-name="Standard"><text:span text:style-name="T10">After this meeting the representatives of each of the above areas will advise the PM if they need to be further engaged.</text:span></text:p>
      <text:p text:style-name="P51"/>
      <text:h text:style-name="Heading_20_2" text:outline-level="2"><text:bookmark-start text:name="_Toc74489578"/><text:bookmark-start text:name="__RefHeading___Toc2473_2375364070"/>Scope<text:bookmark-end text:name="_Toc74489578"/><text:bookmark-end text:name="__RefHeading___Toc2473_2375364070"/></text:h>
      <text:p text:style-name="Standard">Which systems/users will be impacted as a result of this deployment?</text:p>
      <text:p text:style-name="Standard"/>
      <text:p text:style-name="Standard"><text:span text:style-name="T11">&lt;Requirements are key if you don’t know/understand the requirements from business you are pretty much wasting your time putting this document together and jeopardizing the deliverable quality, timelines, and increasing customer dis-satisfaction&gt;</text:span></text:p>
      <text:h text:style-name="Heading_20_2" text:outline-level="2"><text:bookmark-start text:name="_Toc74489579"/><text:bookmark-start text:name="__RefHeading___Toc2475_2375364070"/>Business Requirements<text:bookmark-end text:name="_Toc74489579"/><text:bookmark-end text:name="__RefHeading___Toc2475_2375364070"/></text:h>
      <text:h text:style-name="Heading_20_2" text:outline-level="2"><text:bookmark-start text:name="_Toc74489580"/><text:bookmark-start text:name="__RefHeading___Toc2477_2375364070"/>Integration with other systems<text:bookmark-end text:name="_Toc74489580"/><text:bookmark-end text:name="__RefHeading___Toc2477_2375364070"/></text:h>
      <text:h text:style-name="Heading_20_3" text:outline-level="3"><text:bookmark-start text:name="_Toc74489581"/><text:bookmark-start text:name="__RefHeading___Toc2479_2375364070"/>Internal Systems<text:bookmark-end text:name="_Toc74489581"/><text:bookmark-end text:name="__RefHeading___Toc2479_2375364070"/></text:h>
      <text:p text:style-name="P52"/>
      <text:h text:style-name="Heading_20_3" text:outline-level="3"><text:bookmark-start text:name="_Toc74489582"/><text:bookmark-start text:name="__RefHeading___Toc2481_2375364070"/><text:span text:style-name="T6">Operational Requirements</text:span><text:bookmark-end text:name="_Toc74489582"/><text:bookmark-end text:name="__RefHeading___Toc2481_2375364070"/></text:h>
      <text:p text:style-name="Standard"><text:span text:style-name="T6">Will this/</text:span><text:span text:style-name="T8">these</text:span><text:span text:style-name="T6"> application</text:span><text:span text:style-name="T8">(</text:span><text:span text:style-name="T6">s</text:span><text:span text:style-name="T8">)</text:span><text:span text:style-name="T6"> exchange files with external systems not managed by &lt;</text:span><text:span text:style-name="T8">org name&gt;</text:span><text:span text:style-name="T6">?</text:span></text:p>
      <text:p text:style-name="Standard"><text:span text:style-name="T6">Who is doing what from operations perspective?</text:span></text:p>
      <text:p text:style-name="Standard"><text:span text:style-name="T6">What will business be responsible for?</text:span></text:p>
      <text:p text:style-name="Standard"><text:span text:style-name="T6">What will Help Desk be responsible for?</text:span></text:p>
      <text:p text:style-name="Standard"><text:span text:style-name="T6">What will Sysadmins be responsible for?</text:span></text:p>
      <text:p text:style-name="Standard"><text:span text:style-name="T6">What will the vendor be responsible for?</text:span></text:p>
      <text:p text:style-name="Standard"><text:soft-page-break/></text:p>
      <text:h text:style-name="Heading_20_2" text:outline-level="2"><text:bookmark-start text:name="_Toc74489583"/><text:bookmark-start text:name="__RefHeading___Toc2483_2375364070"/>Security Requirements<text:bookmark-end text:name="_Toc74489583"/><text:bookmark-end text:name="__RefHeading___Toc2483_2375364070"/></text:h>
      <text:p text:style-name="Standard"><text:span text:style-name="T6">How does user authentication work, can they integrate with AD (SSO – single sign on)?</text:span></text:p>
      <text:p text:style-name="P52"/>
      <text:h text:style-name="Heading_20_2" text:outline-level="2"><text:bookmark-start text:name="_Toc74489584"/><text:bookmark-start text:name="__RefHeading___Toc2485_2375364070"/>Privacy Impact Assessment<text:bookmark-end text:name="_Toc74489584"/><text:bookmark-end text:name="__RefHeading___Toc2485_2375364070"/></text:h>
      <text:p text:style-name="Standard"><text:span text:style-name="T6">What data will be stored in the database from privacy perspective? Eg. User Name, SIN, DOB, Address, Phone Number, Income, Health Information, Gender, Account Number, Account Balances</text:span></text:p>
      <text:p text:style-name="Standard"/>
      <text:h text:style-name="Heading_20_2" text:outline-level="2"><text:bookmark-start text:name="_Toc74489585"/><text:bookmark-start text:name="__RefHeading___Toc2487_2375364070"/>Compliance Requirements<text:bookmark-end text:name="_Toc74489585"/><text:bookmark-end text:name="__RefHeading___Toc2487_2375364070"/></text:h>
      <text:p text:style-name="Standard">Are there any industry compliance/regulatory requirements that application will need to comply against?</text:p>
      <text:p text:style-name="Standard"/>
      <text:h text:style-name="Heading_20_2" text:outline-level="2"><text:bookmark-start text:name="_Toc74489586"/><text:bookmark-start text:name="__RefHeading___Toc2489_2375364070"/>Data Management<text:bookmark-end text:name="_Toc74489586"/><text:bookmark-end text:name="__RefHeading___Toc2489_2375364070"/></text:h>
      <text:p text:style-name="Standard">This section outlines what data is being collected, its classification, and retention.</text:p>
      <text:h text:style-name="Heading_20_2" text:outline-level="2"><text:bookmark-start text:name="_Toc74489587"/><text:bookmark-start text:name="__RefHeading___Toc2491_2375364070"/>Data Backup<text:bookmark-end text:name="_Toc74489587"/> <text:bookmark-end text:name="__RefHeading___Toc2491_2375364070"/></text:h>
      <text:p text:style-name="Standard">How often do you want data to be backed up?</text:p>
      <text:p text:style-name="Standard">&lt;<text:span text:style-name="T30">organization name&gt;</text:span> Standard is:</text:p>
      <text:list xml:id="list957486593" text:style-name="WWNum16">
        <text:list-item>
          <text:p text:style-name="P15">Daily Incremental</text:p>
        </text:list-item>
      </text:list>
      <text:list xml:id="list611358416" text:style-name="WWNum15">
        <text:list-item>
          <text:p text:style-name="P16">Weekly Full, retained for two weeks</text:p>
        </text:list-item>
        <text:list-item>
          <text:p text:style-name="P16">Monthly Full, retained for two months</text:p>
        </text:list-item>
      </text:list>
      <text:p text:style-name="Standard"/>
      <text:h text:style-name="Heading_20_2" text:outline-level="2"><text:bookmark-start text:name="_Toc74489588"/><text:bookmark-start text:name="__RefHeading___Toc2493_2375364070"/>Data Retention<text:bookmark-end text:name="_Toc74489588"/><text:bookmark-end text:name="__RefHeading___Toc2493_2375364070"/></text:h>
      <text:p text:style-name="Standard">How long should the data <text:s/>be retained for this application. <text:s/></text:p>
      <text:p text:style-name="Standard"/>
      <text:p text:style-name="P50"/>
      <text:h text:style-name="P13" text:outline-level="2"><text:bookmark-start text:name="_Toc74489589"/><text:bookmark-start text:name="__RefHeading___Toc2495_2375364070"/>Non-Production Environment<text:bookmark-end text:name="_Toc74489589"/><text:bookmark-end text:name="__RefHeading___Toc2495_2375364070"/></text:h>
      <text:p text:style-name="Standard">Will this system have a non-production environment(s)?</text:p>
      <text:p text:style-name="Standard">If yes, all the data in the non-production environment MUST be anonymized.</text:p>
      <text:p text:style-name="Standard"/>
      <text:p text:style-name="P50"/>
      <text:h text:style-name="P13" text:outline-level="2"><text:bookmark-start text:name="_Toc74489590"/><text:bookmark-start text:name="__RefHeading___Toc2497_2375364070"/>Disaster Recovery<text:bookmark-end text:name="_Toc74489590"/><text:bookmark-end text:name="__RefHeading___Toc2497_2375364070"/></text:h>
      <text:p text:style-name="Standard">Current &lt;Org Name&gt; deployment at &lt;Production Data Center Name&gt; is designed for an RTO<text:note text:id="ftn1" text:note-class="footnote"><text:note-citation>1</text:note-citation><text:note-body><text:p text:style-name="Footnote"><text:s/>RTO-Recovery Time Objective</text:p></text:note-body></text:note> of 4 hours and RPO<text:note text:id="ftn3" text:note-class="footnote"><text:note-citation>2</text:note-citation><text:note-body><text:p text:style-name="Footnote"><text:s/>RPO-Recovery Point Objective</text:p></text:note-body></text:note> of four hours. Which means when the primary data center is destroyed due to a natural/un-natural disaster IT will bring up your system at an alternate site within four hours, RTO, and a data loss RPO, which is within four hours.</text:p>
      <text:p text:style-name="Standard">Please advise us if you require shorter RTO/RPO</text:p>
      <text:h text:style-name="Heading_20_2" text:outline-level="2"><text:bookmark-start text:name="_Toc74489591"/><text:bookmark-start text:name="__RefHeading___Toc2499_2375364070"/>Business Continuity<text:bookmark-end text:name="_Toc74489591"/><text:bookmark-end text:name="__RefHeading___Toc2499_2375364070"/></text:h>
      <text:p text:style-name="Standard">Business to ensure there are no single point of failures from application operation perspective. Some items to consider are:</text:p>
      <text:list xml:id="list3578028585" text:style-name="WWNum17">
        <text:list-item>
          <text:p text:style-name="P17">Document all application operation process &amp; procedures</text:p>
        </text:list-item>
        <text:list-item>
          <text:p text:style-name="P17">Ensure there are no single point of failures in the team such that if a team member goes on vacation or leaves the company, business operations are not impacted negatively</text:p>
        </text:list-item>
        <text:list-item>
          <text:p text:style-name="P17">How can business activities proceed if the application becomes unavailable?</text:p>
        </text:list-item>
        <text:list-item>
          <text:p text:style-name="P17">Can the team operate the remotely if access to 5255 is not possible due to natural/un-natural disaster?</text:p>
        </text:list-item>
      </text:list>
      <text:p text:style-name="Standard"/>
      <text:p text:style-name="Standard"/>
      <text:p text:style-name="P50"/>
      <text:h text:style-name="P12" text:outline-level="1"><text:bookmark-start text:name="_Toc74489592"/><text:bookmark-start text:name="__RefHeading___Toc2501_2375364070"/>Gate 2- Planning &amp; Definition<text:bookmark-end text:name="_Toc74489592"/><text:bookmark-end text:name="__RefHeading___Toc2501_2375364070"/></text:h>
      <text:h text:style-name="Heading_20_2" text:outline-level="2"><text:bookmark-start text:name="_Toc74489593"/><text:bookmark-start text:name="__RefHeading___Toc2503_2375364070"/>Project Timelines<text:bookmark-end text:name="_Toc74489593"/><text:bookmark-end text:name="__RefHeading___Toc2503_2375364070"/></text:h>
      <text:h text:style-name="Heading_20_2" text:outline-level="2"><text:bookmark-start text:name="_Toc74489594"/><text:bookmark-start text:name="__RefHeading___Toc2505_2375364070"/>Vendor Contact Details<text:bookmark-end text:name="_Toc74489594"/><text:bookmark-end text:name="__RefHeading___Toc2505_2375364070"/></text:h>
      <text:p text:style-name="Standard"/>
      <text:h text:style-name="Heading_20_2" text:outline-level="2"><text:bookmark-start text:name="_Toc74489595"/><text:bookmark-start text:name="__RefHeading___Toc2507_2375364070"/>Application Owner<text:bookmark-end text:name="_Toc74489595"/><text:bookmark-end text:name="__RefHeading___Toc2507_2375364070"/></text:h>
      <text:p text:style-name="Standard"/>
      <text:h text:style-name="Heading_20_2" text:outline-level="2"><text:bookmark-start text:name="_Toc74489596"/><text:bookmark-start text:name="__RefHeading___Toc2509_2375364070"/>Application Overview<text:bookmark-end text:name="_Toc74489596"/><text:bookmark-end text:name="__RefHeading___Toc2509_2375364070"/></text:h>
      <text:p text:style-name="Standard">Please provide:</text:p>
      <text:list xml:id="list1217313059" text:style-name="WWNum18">
        <text:list-item>
          <text:p text:style-name="P18">Why was this application procured?</text:p>
        </text:list-item>
        <text:list-item>
          <text:p text:style-name="P18">What does this application do?</text:p>
        </text:list-item>
        <text:list-item>
          <text:p text:style-name="P18">Verbiage and an overall architecture on how the application communicates among its components and external components.</text:p>
        </text:list-item>
      </text:list>
      <text:p text:style-name="Standard"/>
      <text:h text:style-name="Heading_20_2" text:outline-level="2"><text:bookmark-start text:name="_Toc74489597"/><text:bookmark-start text:name="__RefHeading___Toc2511_2375364070"/>Security Threat &amp; Risk Assessment<text:bookmark-end text:name="_Toc74489597"/><text:bookmark-end text:name="__RefHeading___Toc2511_2375364070"/></text:h>
      <text:p text:style-name="Standard"/>
      <text:p text:style-name="P50"/>
      <text:h text:style-name="P12" text:outline-level="1"><text:bookmark-start text:name="_Toc74489598"/><text:bookmark-start text:name="__RefHeading___Toc2513_2375364070"/>Gate 3 – Design<text:bookmark-end text:name="_Toc74489598"/><text:bookmark-end text:name="__RefHeading___Toc2513_2375364070"/></text:h>
      <text:p text:style-name="Standard"/>
      <text:h text:style-name="Heading_20_2" text:outline-level="2"><text:bookmark-start text:name="_Toc74489599"/><text:bookmark-start text:name="__RefHeading___Toc2515_2375364070"/>Application Topology<text:bookmark-end text:name="_Toc74489599"/><text:bookmark-end text:name="__RefHeading___Toc2515_2375364070"/></text:h>
      <text:p text:style-name="Standard">&lt;Please add a Visio depicting firewalls, MPLS, etc.&gt;</text:p>
      <text:h text:style-name="Heading_20_2" text:outline-level="2"><text:bookmark-start text:name="_Toc74489600"/><text:bookmark-start text:name="__RefHeading___Toc2517_2375364070"/><text:span text:style-name="T12">Data Flows</text:span><text:bookmark-end text:name="_Toc74489600"/><text:bookmark-end text:name="__RefHeading___Toc2517_2375364070"/></text:h>
      <text:p text:style-name="Standard"/>
      <text:h text:style-name="Heading_20_2" text:outline-level="2"><text:bookmark-start text:name="_Toc74489601"/><text:bookmark-start text:name="__RefHeading___Toc2519_2375364070"/>Server Specifications<text:bookmark-end text:name="_Toc74489601"/><text:bookmark-end text:name="__RefHeading___Toc2519_2375364070"/></text:h>
      <text:p text:style-name="Standard">Following servers will be deployed in the Bell &lt;Production Data Center Name&gt;</text:p>
      <text:h text:style-name="Heading_20_3" text:outline-level="3"><text:bookmark-start text:name="_Toc74489602"/><text:bookmark-start text:name="__RefHeading___Toc2521_2375364070"/><text:span text:style-name="T7">Web Server</text:span><text:bookmark-end text:name="_Toc74489602"/><text:bookmark-end text:name="__RefHeading___Toc2521_2375364070"/></text:h>
      <text:p text:style-name="P53"><text:span text:style-name="T14">Data Centre</text:span><text:span text:style-name="T15">: </text:span></text:p>
      <text:p text:style-name="P53"><text:span text:style-name="T14">Replicate &amp; Recover</text:span><text:span text:style-name="T15">: Yes</text:span><text:span text:style-name="T16">/No</text:span></text:p>
      <text:p text:style-name="P53"><text:span text:style-name="T14">Normal Backup Pool</text:span><text:span text:style-name="T15">: Yes</text:span><text:span text:style-name="T16">/No</text:span></text:p>
      <text:p text:style-name="P53"><text:span text:style-name="T14">Database Agent Based Backup</text:span><text:span text:style-name="T15">: No/No</text:span><text:span text:style-name="T16"> </text:span></text:p>
      <text:p text:style-name="P53"><text:span text:style-name="T14">Server Name</text:span><text:span text:style-name="T15">: &lt;hostname&gt;.&lt;Org Name&gt;nt.local</text:span><text:span text:style-name="T16"> </text:span></text:p>
      <text:p text:style-name="P53"><text:span text:style-name="T14">CPU Cores</text:span><text:span text:style-name="T15">: ?</text:span><text:span text:style-name="T16"> </text:span></text:p>
      <text:p text:style-name="P53"><text:span text:style-name="T14">Memory</text:span><text:span text:style-name="T15">: ?GB</text:span><text:span text:style-name="T16"> </text:span></text:p>
      <text:p text:style-name="P53"><text:span text:style-name="T14">C Drive</text:span><text:span text:style-name="T15">: ?GB</text:span><text:span text:style-name="T16"> </text:span></text:p>
      <text:p text:style-name="P53"><text:span text:style-name="T17">D Drive</text:span><text:span text:style-name="T16">: ?GB</text:span></text:p>
      <text:p text:style-name="P53"><text:span text:style-name="T14">Operating System</text:span><text:span text:style-name="T15">: Windows Server ?</text:span></text:p>
      <text:p text:style-name="P53"><text:span text:style-name="T14">Zone</text:span><text:span text:style-name="T15">: &lt;zones as per &lt;Production Data Center Name&gt;&gt;</text:span><text:span text:style-name="T16"> </text:span></text:p>
      <text:p text:style-name="P53"><text:span text:style-name="T14">IP Address</text:span><text:span text:style-name="T15">: &lt;IP Address as per &lt;Production Data Center Name&gt; Subnets&gt;</text:span><text:span text:style-name="T16"> </text:span></text:p>
      <text:p text:style-name="P53"><text:span text:style-name="T14">GW</text:span><text:span text:style-name="T15">: &lt;IP Address as per &lt;Production Data Center Name&gt; Subnets&gt;</text:span><text:span text:style-name="T16"> </text:span></text:p>
      <text:p text:style-name="P53"><text:span text:style-name="T14">DNS1:</text:span></text:p>
      <text:p text:style-name="P53"><text:span text:style-name="T14">DNS2</text:span><text:span text:style-name="T21">: </text:span></text:p>
      <text:p text:style-name="P53"><text:span text:style-name="T16"> </text:span></text:p>
      <text:h text:style-name="Heading_20_3" text:outline-level="3"><text:bookmark-start text:name="_Toc74489603"/><text:bookmark-start text:name="__RefHeading___Toc2523_2375364070"/><text:span text:style-name="T7">Application Server</text:span><text:bookmark-end text:name="_Toc74489603"/><text:span text:style-name="T23"> </text:span><text:bookmark-end text:name="__RefHeading___Toc2523_2375364070"/></text:h>
      <text:p text:style-name="P53"><text:span text:style-name="T14">Data Centre</text:span><text:span text:style-name="T15">: Bell &lt;Production Data Center Name&gt;, Toronto</text:span><text:span text:style-name="T16"> </text:span></text:p>
      <text:p text:style-name="P53"><text:span text:style-name="T14">Replicate &amp; Recover</text:span><text:span text:style-name="T15">: Yes</text:span><text:span text:style-name="T16">/No</text:span></text:p>
      <text:p text:style-name="P53"><text:span text:style-name="T14">Normal Backup Pool</text:span><text:span text:style-name="T15">: Yes</text:span><text:span text:style-name="T16">/No</text:span></text:p>
      <text:p text:style-name="P53"><text:span text:style-name="T14">Database Agent Based Backup</text:span><text:span text:style-name="T15">: No/No</text:span><text:span text:style-name="T16"> </text:span></text:p>
      <text:p text:style-name="P53"><text:span text:style-name="T14">Server Name</text:span><text:span text:style-name="T15">: &lt;hostname&gt;.&lt;Org Name&gt;nt.local</text:span><text:span text:style-name="T16"> </text:span></text:p>
      <text:p text:style-name="P53"><text:span text:style-name="T14">CPU Cores</text:span><text:span text:style-name="T15">: ?</text:span><text:span text:style-name="T16"> </text:span></text:p>
      <text:p text:style-name="P53"><text:span text:style-name="T14">Memory</text:span><text:span text:style-name="T15">: ?GB</text:span><text:span text:style-name="T16"> </text:span></text:p>
      <text:p text:style-name="P53"><text:span text:style-name="T14">C Drive</text:span><text:span text:style-name="T15">: ?GB</text:span><text:span text:style-name="T16"> </text:span></text:p>
      <text:p text:style-name="P53"><text:span text:style-name="T17">D Drive</text:span><text:span text:style-name="T16">: ?GB</text:span></text:p>
      <text:p text:style-name="P53"><text:span text:style-name="T14">Operating System</text:span><text:span text:style-name="T15">: Windows Server ?</text:span></text:p>
      <text:p text:style-name="P53"><text:span text:style-name="T14">Zone</text:span><text:span text:style-name="T15">: &lt;zones as per &lt;Production Data Center Name&gt;&gt;</text:span><text:span text:style-name="T16"> </text:span></text:p>
      <text:p text:style-name="P53"><text:span text:style-name="T14">IP Address</text:span><text:span text:style-name="T15">: &lt;IP Address as per &lt;Production Data Center Name&gt; Subnets&gt;</text:span><text:span text:style-name="T16"> </text:span></text:p>
      <text:p text:style-name="P53"><text:span text:style-name="T14">GW</text:span><text:span text:style-name="T15">: &lt;IP Address as per &lt;Production Data Center Name&gt; Subnets&gt;</text:span><text:span text:style-name="T16"> </text:span></text:p>
      <text:p text:style-name="P53"><text:span text:style-name="T14">DNS1:</text:span></text:p>
      <text:p text:style-name="P53"><text:span text:style-name="T14">DNS2</text:span><text:span text:style-name="T21">: </text:span></text:p>
      <text:p text:style-name="P54"><text:soft-page-break/></text:p>
      <text:h text:style-name="Heading_20_3" text:outline-level="3"><text:bookmark-start text:name="_Toc74489604"/><text:bookmark-start text:name="__RefHeading___Toc2525_2375364070"/><text:span text:style-name="T7">Database Server</text:span><text:bookmark-end text:name="_Toc74489604"/><text:span text:style-name="T23"> </text:span><text:bookmark-end text:name="__RefHeading___Toc2525_2375364070"/></text:h>
      <text:p text:style-name="P53"><text:span text:style-name="T14">Data Centre</text:span><text:span text:style-name="T15">: </text:span></text:p>
      <text:p text:style-name="P53"><text:span text:style-name="T14">Replicate &amp; Recover</text:span><text:span text:style-name="T15">: Yes</text:span><text:span text:style-name="T16">/No</text:span></text:p>
      <text:p text:style-name="P53"><text:span text:style-name="T14">Normal Backup Pool</text:span><text:span text:style-name="T15">: Yes</text:span><text:span text:style-name="T16">/No</text:span></text:p>
      <text:p text:style-name="P53"><text:span text:style-name="T14">Database Agent Based Backup</text:span><text:span text:style-name="T15">: No/No</text:span><text:span text:style-name="T16"> </text:span></text:p>
      <text:p text:style-name="P53"><text:span text:style-name="T14">Server Name</text:span><text:span text:style-name="T15">: &lt;hostname&gt;.&lt;Org Name&gt;nt.local</text:span><text:span text:style-name="T16"> </text:span></text:p>
      <text:p text:style-name="P53"><text:span text:style-name="T14">CPU Cores</text:span><text:span text:style-name="T15">: ?</text:span><text:span text:style-name="T16"> </text:span></text:p>
      <text:p text:style-name="P53"><text:span text:style-name="T14">Memory</text:span><text:span text:style-name="T15">: ?GB</text:span><text:span text:style-name="T16"> </text:span></text:p>
      <text:p text:style-name="P53"><text:span text:style-name="T14">C Drive</text:span><text:span text:style-name="T15">: ?GB</text:span><text:span text:style-name="T16"> </text:span></text:p>
      <text:p text:style-name="P53"><text:span text:style-name="T17">D Drive</text:span><text:span text:style-name="T16">: ?GB</text:span></text:p>
      <text:p text:style-name="P53"><text:span text:style-name="T14">Operating System</text:span><text:span text:style-name="T15">: Windows Server ?</text:span></text:p>
      <text:p text:style-name="P53"><text:span text:style-name="T14">Zone</text:span><text:span text:style-name="T15">: &lt;zones as per &lt;Production Data Center Name&gt;&gt;</text:span><text:span text:style-name="T16"> </text:span></text:p>
      <text:p text:style-name="P53"><text:span text:style-name="T14">IP Address</text:span><text:span text:style-name="T15">: &lt;IP Address as per datacenter Subnets&gt;</text:span><text:span text:style-name="T16"> </text:span></text:p>
      <text:p text:style-name="P53"><text:span text:style-name="T14">GW</text:span><text:span text:style-name="T15">: &lt;IP Address as per datacenter Subnets&gt;</text:span><text:span text:style-name="T16"> </text:span></text:p>
      <text:p text:style-name="P53"><text:span text:style-name="T14">DNS1:</text:span></text:p>
      <text:p text:style-name="P53"><text:span text:style-name="T14">DNS2</text:span><text:span text:style-name="T21">: </text:span></text:p>
      <text:p text:style-name="Standard"/>
      <text:p text:style-name="P55"/>
      <text:h text:style-name="P13" text:outline-level="2"><text:bookmark-start text:name="_Toc74489605"/><text:bookmark-start text:name="__RefHeading___Toc2527_2375364070"/>Network Changes<text:bookmark-end text:name="_Toc74489605"/><text:bookmark-end text:name="__RefHeading___Toc2527_2375364070"/></text:h>
      <text:p text:style-name="Standard">What needs to be done from network perspective?</text:p>
      <text:h text:style-name="Heading_20_2" text:outline-level="2"><text:bookmark-start text:name="_Toc74489606"/><text:bookmark-start text:name="__RefHeading___Toc2529_2375364070"/>Firewall Rules<text:bookmark-end text:name="_Toc74489606"/><text:bookmark-end text:name="__RefHeading___Toc2529_2375364070"/></text:h>
      <text:p text:style-name="Standard">For this application to operate, following rules need to be added to the firewalls.</text:p>
      <text:h text:style-name="Heading_20_3" text:outline-level="3"><text:bookmark-start text:name="_Toc74489607"/><text:bookmark-start text:name="__RefHeading___Toc2531_2375364070"/>Production Firewall<text:bookmark-end text:name="_Toc74489607"/><text:bookmark-end text:name="__RefHeading___Toc2531_2375364070"/></text:h>
      <text:p text:style-name="Standard">For hosts deployed in Bell &lt;Production Data Center Name&gt;, following firewall rules will be required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41">Rule No.</text:p>
          </table:table-cell>
          <table:table-cell table:style-name="Table4.A1" office:value-type="string">
            <text:p text:style-name="P41">Source</text:p>
          </table:table-cell>
          <table:table-cell table:style-name="Table4.A1" office:value-type="string">
            <text:p text:style-name="P41">Destination IP</text:p>
          </table:table-cell>
          <table:table-cell table:style-name="Table4.A1" office:value-type="string">
            <text:p text:style-name="P41">N<text:span text:style-name="T31">AT</text:span> IP</text:p>
          </table:table-cell>
          <table:table-cell table:style-name="Table4.A1" office:value-type="string">
            <text:p text:style-name="P41">Port<text:span text:style-name="T27">(s)</text:span></text:p>
          </table:table-cell>
          <table:table-cell table:style-name="Table4.A1" office:value-type="string">
            <text:p text:style-name="P41">Comment</text:p>
          </table:table-cell>
        </table:table-row>
        <table:table-row table:style-name="Table4.1"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29"><text:span text:style-name="T25"/></text:p>
          </table:table-cell>
          <table:table-cell table:style-name="Table4.A2" office:value-type="string">
            <text:p text:style-name="P29"><text:span text:style-name="T25"/></text:p>
          </table:table-cell>
          <table:table-cell table:style-name="Table4.A2" office:value-type="string">
            <text:p text:style-name="P29"><text:span text:style-name="T25"/></text:p>
          </table:table-cell>
          <table:table-cell table:style-name="Table4.A2" office:value-type="string">
            <text:p text:style-name="P29"><text:span text:style-name="T25"/></text:p>
          </table:table-cell>
          <table:table-cell table:style-name="Table4.A2" office:value-type="string">
            <text:p text:style-name="P29"><text:span text:style-name="T13"/></text:p>
          </table:table-cell>
        </table:table-row>
        <table:table-row table:style-name="Table4.1">
          <table:table-cell table:style-name="Table4.A3" office:value-type="string">
            <text:p text:style-name="P33"/>
          </table:table-cell>
          <table:table-cell table:style-name="Table4.B3" office:value-type="string">
            <text:p text:style-name="P29"><text:span text:style-name="T25"/></text:p>
          </table:table-cell>
          <table:table-cell table:style-name="Table4.C3" office:value-type="string">
            <text:p text:style-name="P29"><text:span text:style-name="T25"/></text:p>
          </table:table-cell>
          <table:table-cell table:style-name="Table4.D3" office:value-type="string">
            <text:p text:style-name="P29"><text:span text:style-name="T25"/></text:p>
          </table:table-cell>
          <table:table-cell table:style-name="Table4.E3" office:value-type="string">
            <text:p text:style-name="P29"><text:span text:style-name="T25"/></text:p>
          </table:table-cell>
          <table:table-cell table:style-name="Table4.F3" office:value-type="string">
            <text:p text:style-name="P31"><text:span text:style-name="T13"/></text:p>
          </table:table-cell>
        </table:table-row>
      </table:table>
      <text:p text:style-name="Standard"/>
      <text:h text:style-name="Heading_20_3" text:outline-level="3"><text:bookmark-start text:name="_Toc74489608"/><text:bookmark-start text:name="__RefHeading___Toc2533_2375364070"/>DR Firewall<text:bookmark-end text:name="_Toc74489608"/><text:bookmark-end text:name="__RefHeading___Toc2533_2375364070"/></text:h>
      <text:p text:style-name="Standard">For hosts NOT deployed in primary data center, following firewall rules will be required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41">Rule No.</text:p>
          </table:table-cell>
          <table:table-cell table:style-name="Table5.A1" office:value-type="string">
            <text:p text:style-name="P41">Source</text:p>
          </table:table-cell>
          <table:table-cell table:style-name="Table5.A1" office:value-type="string">
            <text:p text:style-name="P41">Destination IP</text:p>
          </table:table-cell>
          <table:table-cell table:style-name="Table5.A1" office:value-type="string">
            <text:p text:style-name="P41">N<text:span text:style-name="T31">AT</text:span> IP</text:p>
          </table:table-cell>
          <table:table-cell table:style-name="Table5.A1" office:value-type="string">
            <text:p text:style-name="P41">Port<text:span text:style-name="T27">(s)</text:span></text:p>
          </table:table-cell>
          <table:table-cell table:style-name="Table5.A1" office:value-type="string">
            <text:p text:style-name="P41">Comment</text:p>
          </table:table-cell>
        </table:table-row>
        <table:table-row table:style-name="Table5.1"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43"/>
          </table:table-cell>
        </table:table-row>
        <table:table-row table:style-name="Table5.1">
          <table:table-cell table:style-name="Table5.A3" office:value-type="string">
            <text:p text:style-name="P43"/>
          </table:table-cell>
          <table:table-cell table:style-name="Table5.B3" office:value-type="string">
            <text:p text:style-name="P46"/>
          </table:table-cell>
          <table:table-cell table:style-name="Table5.C3" office:value-type="string">
            <text:p text:style-name="P43"/>
          </table:table-cell>
          <table:table-cell table:style-name="Table5.D3" office:value-type="string">
            <text:p text:style-name="P43"/>
          </table:table-cell>
          <table:table-cell table:style-name="Table5.E3" office:value-type="string">
            <text:p text:style-name="P43"/>
          </table:table-cell>
          <table:table-cell table:style-name="Table5.F3" office:value-type="string">
            <text:p text:style-name="P43"/>
          </table:table-cell>
        </table:table-row>
      </table:table>
      <text:p text:style-name="Standard"/>
      <text:p text:style-name="Standard"/>
      <text:p text:style-name="P50"/>
      <text:h text:style-name="P12" text:outline-level="1"><text:bookmark-start text:name="_Toc74489609"/><text:bookmark-start text:name="__RefHeading___Toc2535_2375364070"/>Gate 4 – Implementation<text:bookmark-end text:name="_Toc74489609"/><text:bookmark-end text:name="__RefHeading___Toc2535_2375364070"/></text:h>
      <text:list xml:id="list1016211220" text:style-name="WWNum22">
        <text:list-item>
          <text:p text:style-name="P19">Method of procedure</text:p>
          <text:list>
            <text:list-item>
              <text:p text:style-name="P19">Pre tasks</text:p>
            </text:list-item>
            <text:list-item>
              <text:p text:style-name="P19">Change</text:p>
            </text:list-item>
            <text:list-item>
              <text:p text:style-name="P19">Testing</text:p>
            </text:list-item>
            <text:list-item>
              <text:p text:style-name="P19">Post tasks</text:p>
            </text:list-item>
          </text:list>
        </text:list-item>
        <text:list-item>
          <text:p text:style-name="P19">Submit Change Request</text:p>
        </text:list-item>
        <text:list-item>
          <text:p text:style-name="P19">Change Approval</text:p>
        </text:list-item>
        <text:list-item>
          <text:p text:style-name="P19">Change Implementation</text:p>
        </text:list-item>
        <text:list-item>
          <text:p text:style-name="P19">If there is a DR environment, test it too.</text:p>
        </text:list-item>
      </text:list>
      <text:p text:style-name="Standard"/>
      <text:p text:style-name="P50"/>
      <text:h text:style-name="P12" text:outline-level="1"><text:bookmark-start text:name="_Toc74489610"/><text:bookmark-start text:name="__RefHeading___Toc2537_2375364070"/>Gate 5 – Go Live<text:bookmark-end text:name="_Toc74489610"/><text:bookmark-end text:name="__RefHeading___Toc2537_2375364070"/></text:h>
      <text:list xml:id="list3248591583" text:style-name="WWNum23">
        <text:list-item>
          <text:p text:style-name="P20">IT Infra &amp; OPS</text:p>
          <text:list>
            <text:list-item>
              <text:p text:style-name="P20">Servers are being monitored by IT in &lt;System/Network Capacity Monitoring Product&gt;</text:p>
            </text:list-item>
            <text:list-item>
              <text:p text:style-name="P20">Applications are being monitored by IT in &lt;System/Network Capacity Monitoring Product&gt;</text:p>
            </text:list-item>
          </text:list>
        </text:list-item>
        <text:list-item>
          <text:p text:style-name="P20">Security<text:tab/></text:p>
          <text:list>
            <text:list-item>
              <text:p text:style-name="P20">Servers sending logs to SIEM</text:p>
            </text:list-item>
            <text:list-item>
              <text:p text:style-name="P20">SIEM Rules updated as required</text:p>
            </text:list-item>
            <text:list-item>
              <text:p text:style-name="P20">Vulnerability Scan of environment completed</text:p>
            </text:list-item>
            <text:list-item>
              <text:p text:style-name="P20">Veracode application scan if web based</text:p>
            </text:list-item>
            <text:list-item>
              <text:p text:style-name="P20">User account review process</text:p>
            </text:list-item>
            <text:list-item>
              <text:p text:style-name="P20">Systems included in weekly internal Vulnerability Scans</text:p>
            </text:list-item>
            <text:list-item>
              <text:p text:style-name="P20">Systems included in Monthly External Vulnerability Scans</text:p>
            </text:list-item>
          </text:list>
        </text:list-item>
        <text:list-item>
          <text:p text:style-name="P20">End User Population</text:p>
          <text:list>
            <text:list-item>
              <text:p text:style-name="P20">Has the end user population trained?</text:p>
            </text:list-item>
            <text:list-item>
              <text:p text:style-name="P20">Link to end user population training documentation, preferably on fresh service</text:p>
            </text:list-item>
          </text:list>
        </text:list-item>
        <text:list-item>
          <text:p text:style-name="P20">Helpdesk</text:p>
          <text:list>
            <text:list-item>
              <text:p text:style-name="P20">User Role based access control document updated for impacted roles</text:p>
            </text:list-item>
            <text:list-item>
              <text:p text:style-name="P20">Approval Process for user accounts on this system</text:p>
            </text:list-item>
            <text:list-item>
              <text:p text:style-name="P20">Documentation for Helpdesk on how:</text:p>
              <text:list>
                <text:list-item>
                  <text:p text:style-name="P20">Provision Users</text:p>
                </text:list-item>
                <text:list-item>
                  <text:p text:style-name="P20">Deprovision Users</text:p>
                </text:list-item>
              </text:list>
            </text:list-item>
          </text:list>
        </text:list-item>
      </text:list>
      <text:h text:style-name="Heading_20_2" text:outline-level="2"><text:bookmark-start text:name="_Toc74489611"/><text:bookmark-start text:name="__RefHeading___Toc2539_2375364070"/>RACI Matrix<text:bookmark-end text:name="_Toc74489611"/><text:bookmark-end text:name="__RefHeading___Toc2539_2375364070"/></text:h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39">Activity</text:p>
          </table:table-cell>
          <table:table-cell table:style-name="Table6.A1" office:value-type="string">
            <text:p text:style-name="P39">Responsible</text:p>
          </table:table-cell>
          <table:table-cell table:style-name="Table6.A1" office:value-type="string">
            <text:p text:style-name="P39">Accountable</text:p>
          </table:table-cell>
          <table:table-cell table:style-name="Table6.A1" office:value-type="string">
            <text:p text:style-name="P39">Consulted</text:p>
          </table:table-cell>
          <table:table-cell table:style-name="Table6.A1" office:value-type="string">
            <text:p text:style-name="P39">Informed</text:p>
          </table:table-cell>
        </table:table-row>
        <table:table-row table:style-name="Table6.1">
          <table:table-cell table:style-name="Table6.A2" office:value-type="string">
            <text:p text:style-name="P47">Application Installation</text:p>
          </table:table-cell>
          <table:table-cell table:style-name="Table6.A2" office:value-type="string">
            <text:p text:style-name="P43">Vendor</text:p>
          </table:table-cell>
          <table:table-cell table:style-name="Table6.A2" office:value-type="string">
            <text:p text:style-name="P43">Business</text:p>
          </table:table-cell>
          <table:table-cell table:style-name="Table6.A2" office:value-type="string">
            <text:p text:style-name="P43">IT-OPS</text:p>
          </table:table-cell>
          <table:table-cell table:style-name="Table6.A2" office:value-type="string">
            <text:p text:style-name="P43">IT-OPS</text:p>
          </table:table-cell>
        </table:table-row>
        <table:table-row table:style-name="Table6.1">
          <table:table-cell table:style-name="Table6.A3" office:value-type="string">
            <text:p text:style-name="P47">Application Configuration</text:p>
          </table:table-cell>
          <table:table-cell table:style-name="Table6.B3" office:value-type="string">
            <text:p text:style-name="P43">Vendor</text:p>
          </table:table-cell>
          <table:table-cell table:style-name="Table6.C3" office:value-type="string">
            <text:p text:style-name="P43">Business</text:p>
          </table:table-cell>
          <table:table-cell table:style-name="Table6.D3" office:value-type="string">
            <text:p text:style-name="P43">IT-OPS</text:p>
          </table:table-cell>
          <table:table-cell table:style-name="Table6.E3" office:value-type="string">
            <text:p text:style-name="P43">IT-OPS</text:p>
          </table:table-cell>
        </table:table-row>
        <table:table-row table:style-name="Table6.1">
          <table:table-cell table:style-name="Table6.A2" office:value-type="string">
            <text:p text:style-name="P47">Privacy Impact Assessment</text:p>
          </table:table-cell>
          <table:table-cell table:style-name="Table6.A2" office:value-type="string">
            <text:p text:style-name="P43">Business</text:p>
          </table:table-cell>
          <table:table-cell table:style-name="Table6.A2" office:value-type="string">
            <text:p text:style-name="P43">Business</text:p>
          </table:table-cell>
          <table:table-cell table:style-name="Table6.A2" office:value-type="string">
            <text:p text:style-name="P43"/>
          </table:table-cell>
          <table:table-cell table:style-name="Table6.A2" office:value-type="string">
            <text:p text:style-name="P43"/>
          </table:table-cell>
        </table:table-row>
        <table:table-row table:style-name="Table6.1">
          <table:table-cell table:style-name="Table6.A5" office:value-type="string">
            <text:p text:style-name="P47">Data Classification</text:p>
          </table:table-cell>
          <table:table-cell table:style-name="Table6.B5" office:value-type="string">
            <text:p text:style-name="P43">Business</text:p>
          </table:table-cell>
          <table:table-cell table:style-name="Table6.C5" office:value-type="string">
            <text:p text:style-name="P43">Business</text:p>
          </table:table-cell>
          <table:table-cell table:style-name="Table6.D5" office:value-type="string">
            <text:p text:style-name="P43"/>
          </table:table-cell>
          <table:table-cell table:style-name="Table6.E5" office:value-type="string">
            <text:p text:style-name="P43"/>
          </table:table-cell>
        </table:table-row>
        <table:table-row table:style-name="Table6.1">
          <table:table-cell table:style-name="Table6.A2" office:value-type="string">
            <text:p text:style-name="P47">Data Retention</text:p>
          </table:table-cell>
          <table:table-cell table:style-name="Table6.A2" office:value-type="string">
            <text:p text:style-name="P43">Business</text:p>
          </table:table-cell>
          <table:table-cell table:style-name="Table6.A2" office:value-type="string">
            <text:p text:style-name="P43">Business</text:p>
          </table:table-cell>
          <table:table-cell table:style-name="Table6.A2" office:value-type="string">
            <text:p text:style-name="P43"/>
          </table:table-cell>
          <table:table-cell table:style-name="Table6.A2" office:value-type="string">
            <text:p text:style-name="P43"/>
          </table:table-cell>
        </table:table-row>
        <table:table-row table:style-name="Table6.1">
          <table:table-cell table:style-name="Table6.A7" office:value-type="string">
            <text:p text:style-name="P47">User Roles Definition</text:p>
          </table:table-cell>
          <table:table-cell table:style-name="Table6.B7" office:value-type="string">
            <text:p text:style-name="P43">Business</text:p>
          </table:table-cell>
          <table:table-cell table:style-name="Table6.C7" office:value-type="string">
            <text:p text:style-name="P43">Business</text:p>
          </table:table-cell>
          <table:table-cell table:style-name="Table6.D7" office:value-type="string">
            <text:p text:style-name="P43"/>
          </table:table-cell>
          <table:table-cell table:style-name="Table6.E7" office:value-type="string">
            <text:p text:style-name="P43"/>
          </table:table-cell>
        </table:table-row>
        <table:table-row table:style-name="Table6.1">
          <table:table-cell table:style-name="Table6.A2" office:value-type="string">
            <text:p text:style-name="P47">User account provisioning procedure</text:p>
          </table:table-cell>
          <table:table-cell table:style-name="Table6.A2" office:value-type="string">
            <text:p text:style-name="P43">Vendor</text:p>
          </table:table-cell>
          <table:table-cell table:style-name="Table6.A2" office:value-type="string">
            <text:p text:style-name="P43">Business</text:p>
          </table:table-cell>
          <table:table-cell table:style-name="Table6.A2" office:value-type="string">
            <text:p text:style-name="P43">IT-OPS</text:p>
          </table:table-cell>
          <table:table-cell table:style-name="Table6.A2" office:value-type="string">
            <text:p text:style-name="P43">IT-OPS</text:p>
          </table:table-cell>
        </table:table-row>
        <table:table-row table:style-name="Table6.1">
          <table:table-cell table:style-name="Table6.A9" office:value-type="string">
            <text:p text:style-name="P47">Updating HR On-boarding/off-boarding process</text:p>
          </table:table-cell>
          <table:table-cell table:style-name="Table6.B9" office:value-type="string">
            <text:p text:style-name="P43">Business</text:p>
          </table:table-cell>
          <table:table-cell table:style-name="Table6.C9" office:value-type="string">
            <text:p text:style-name="P43">Business</text:p>
          </table:table-cell>
          <table:table-cell table:style-name="Table6.D9" office:value-type="string">
            <text:p text:style-name="P43">IT-OPS</text:p>
          </table:table-cell>
          <table:table-cell table:style-name="Table6.E9" office:value-type="string">
            <text:p text:style-name="P43"/>
          </table:table-cell>
        </table:table-row>
        <table:table-row table:style-name="Table6.1">
          <table:table-cell table:style-name="Table6.A2" office:value-type="string">
            <text:p text:style-name="P47">User Account Provisioning/De-provisioning</text:p>
          </table:table-cell>
          <table:table-cell table:style-name="Table6.A2" office:value-type="string">
            <text:p text:style-name="P43">IT-OPS</text:p>
          </table:table-cell>
          <table:table-cell table:style-name="Table6.A2" office:value-type="string">
            <text:p text:style-name="P43">Business</text:p>
          </table:table-cell>
          <table:table-cell table:style-name="Table6.A2" office:value-type="string">
            <text:p text:style-name="P43">IT-OPS</text:p>
          </table:table-cell>
          <table:table-cell table:style-name="Table6.A2" office:value-type="string">
            <text:p text:style-name="P43"/>
          </table:table-cell>
        </table:table-row>
        <table:table-row table:style-name="Table6.1">
          <table:table-cell table:style-name="Table6.A11" office:value-type="string">
            <text:p text:style-name="P47">Annual User Account Review &amp; Procedure</text:p>
          </table:table-cell>
          <table:table-cell table:style-name="Table6.B11" office:value-type="string">
            <text:p text:style-name="P43">Business</text:p>
          </table:table-cell>
          <table:table-cell table:style-name="Table6.C11" office:value-type="string">
            <text:p text:style-name="P43">Business</text:p>
          </table:table-cell>
          <table:table-cell table:style-name="Table6.D11" office:value-type="string">
            <text:p text:style-name="P43">IT-OPS</text:p>
          </table:table-cell>
          <table:table-cell table:style-name="Table6.E11" office:value-type="string">
            <text:p text:style-name="P43"/>
          </table:table-cell>
        </table:table-row>
        <table:table-row table:style-name="Table6.1">
          <table:table-cell table:style-name="Table6.A2" office:value-type="string">
            <text:p text:style-name="P47">Application Upgrades</text:p>
          </table:table-cell>
          <table:table-cell table:style-name="Table6.A2" office:value-type="string">
            <text:p text:style-name="P43">Vendor</text:p>
          </table:table-cell>
          <table:table-cell table:style-name="Table6.A2" office:value-type="string">
            <text:p text:style-name="P43">Business</text:p>
          </table:table-cell>
          <table:table-cell table:style-name="Table6.A2" office:value-type="string">
            <text:p text:style-name="P43">IT-OPS</text:p>
          </table:table-cell>
          <table:table-cell table:style-name="Table6.A2" office:value-type="string">
            <text:p text:style-name="P43">IT-OPS</text:p>
          </table:table-cell>
        </table:table-row>
        <table:table-row table:style-name="Table6.1">
          <table:table-cell table:style-name="Table6.A13" office:value-type="string">
            <text:p text:style-name="P47">Vendor Contract Management</text:p>
          </table:table-cell>
          <table:table-cell table:style-name="Table6.B13" office:value-type="string">
            <text:p text:style-name="P43">Business</text:p>
          </table:table-cell>
          <table:table-cell table:style-name="Table6.C13" office:value-type="string">
            <text:p text:style-name="P43">Business</text:p>
          </table:table-cell>
          <table:table-cell table:style-name="Table6.D13" office:value-type="string">
            <text:p text:style-name="P43"/>
          </table:table-cell>
          <table:table-cell table:style-name="Table6.E13" office:value-type="string">
            <text:p text:style-name="P43">IT-OPS</text:p>
          </table:table-cell>
        </table:table-row>
        <table:table-row table:style-name="Table6.1">
          <table:table-cell table:style-name="Table6.A2" office:value-type="string">
            <text:p text:style-name="P47">Infrastructure Monitoring</text:p>
          </table:table-cell>
          <table:table-cell table:style-name="Table6.A2" office:value-type="string">
            <text:p text:style-name="P43">IT-OPS</text:p>
          </table:table-cell>
          <table:table-cell table:style-name="Table6.A2" office:value-type="string">
            <text:p text:style-name="P43">Business</text:p>
          </table:table-cell>
          <table:table-cell table:style-name="Table6.A2" office:value-type="string">
            <text:p text:style-name="P43"/>
          </table:table-cell>
          <table:table-cell table:style-name="Table6.A2" office:value-type="string">
            <text:p text:style-name="P43"/>
          </table:table-cell>
        </table:table-row>
        <table:table-row table:style-name="Table6.1">
          <table:table-cell table:style-name="Table6.A15" office:value-type="string">
            <text:p text:style-name="P47">Infrastructure Capacity Planning</text:p>
          </table:table-cell>
          <table:table-cell table:style-name="Table6.B15" office:value-type="string">
            <text:p text:style-name="P43">IT-OPS</text:p>
          </table:table-cell>
          <table:table-cell table:style-name="Table6.C15" office:value-type="string">
            <text:p text:style-name="P43">Business</text:p>
          </table:table-cell>
          <table:table-cell table:style-name="Table6.D15" office:value-type="string">
            <text:p text:style-name="P43"/>
          </table:table-cell>
          <table:table-cell table:style-name="Table6.E15" office:value-type="string">
            <text:p text:style-name="P43"/>
          </table:table-cell>
        </table:table-row>
        <table:table-row table:style-name="Table6.1">
          <table:table-cell table:style-name="Table6.A2" office:value-type="string">
            <text:p text:style-name="P47">Operating System Upgrades &amp; Patching</text:p>
          </table:table-cell>
          <table:table-cell table:style-name="Table6.A2" office:value-type="string">
            <text:p text:style-name="P43">IT-OPS</text:p>
          </table:table-cell>
          <table:table-cell table:style-name="Table6.A2" office:value-type="string">
            <text:p text:style-name="P43">Business</text:p>
          </table:table-cell>
          <table:table-cell table:style-name="Table6.A2" office:value-type="string">
            <text:p text:style-name="P43"/>
          </table:table-cell>
          <table:table-cell table:style-name="Table6.A2" office:value-type="string">
            <text:p text:style-name="P43"/>
          </table:table-cell>
        </table:table-row>
      </table:table>
      <text:p text:style-name="Standard"><text:soft-page-break/></text:p>
      <text:h text:style-name="Heading_20_1" text:outline-level="1"><text:bookmark-start text:name="_Toc74489612"/><text:bookmark-start text:name="__RefHeading___Toc2541_2375364070"/>Gate 6 – Close out<text:bookmark-end text:name="_Toc74489612"/><text:bookmark-end text:name="__RefHeading___Toc2541_2375364070"/></text:h>
      <text:p text:style-name="Standard">Lessons Learned</text:p>
      <text:h text:style-name="Heading_20_1" text:outline-level="1"><text:bookmark-start text:name="_Toc74489613"/><text:bookmark-start text:name="__RefHeading___Toc2543_2375364070"/>Appendix A: Bibliography<text:bookmark-end text:name="_Toc74489613"/><text:bookmark-end text:name="__RefHeading___Toc2543_2375364070"/></text:h>
      <text:p text:style-name="Standard"/>
      <text:p text:style-name="Standard"/>
      <text:h text:style-name="Heading_20_1" text:outline-level="1"><text:bookmark-start text:name="_Toc74489614"/><text:bookmark-start text:name="__RefHeading___Toc2545_2375364070"/>Appendix B: References<text:bookmark-end text:name="_Toc74489614"/><text:bookmark-end text:name="__RefHeading___Toc2545_2375364070"/></text:h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CA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CA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28in" fo:margin-bottom="0in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28in" fo:margin-bottom="0in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language="en" fo:country="US" style:font-name-asian="F" style:font-family-generic-asian="system" style:font-pitch-asian="variable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style:contextual-spacing="false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line-height="100%" fo:text-indent="0in" style:auto-text-indent="false"/>
      <style:text-properties style:font-name="Calibri" fo:font-family="Calibri" style:font-family-generic="roman" style:font-pitch="variable" fo:language="en" fo:country="CA" style:font-name-complex="Calibri1" style:font-family-complex="Calibri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style:contextual-spacing="false" fo:text-indent="0in" style:auto-text-indent="false"/>
    </style:style>
    <style:style style:name="Endnote" style:family="paragraph" style:parent-style-name="Standard" style:default-outline-level="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Footnote" style:family="paragraph" style:parent-style-name="Standard" style:default-outline-level="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style:contextual-spacing="false" fo:text-indent="0in" style:auto-text-indent="false"/>
    </style:style>
    <style:style style:name="paragraph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fo:language="en" fo:country="CA" style:font-name-asian="Times New Roman1" style:font-family-asian="'Times New Roman'" style:font-family-generic-asian="system" style:font-pitch-asian="variable" style:font-size-asian="12pt" style:language-asian="en" style:country-asian="CA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fo:language="en" fo:country="US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fo:language="en" fo:country="US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fo:language="en" fo:country="US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language="en" fo:country="US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language="en" fo:country="US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language="en" fo:country="US" style:font-name-asian="F" style:font-family-generic-asian="system" style:font-pitch-asian="variable" style:font-name-complex="F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language="en" fo:country="US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language="en" fo:country="US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language="en" fo:country="US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No_20_Spacing_20_Char" style:display-name="No Spacing Char" style:family="text" style:parent-style-name="Default_20_Paragraph_20_Font">
      <style:text-properties fo:language="en" fo:country="US" style:font-name-asian="F" style:font-family-generic-asian="system" style:font-pitch-asian="variable"/>
    </style:style>
    <style:style style:name="Footer_20_Char" style:display-name="Footer Char" style:family="text" style:parent-style-name="Default_20_Paragraph_20_Font">
      <style:text-properties fo:language="en" fo:country="US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Intense_20_Emphasis" style:display-name="Intense Emphasis" style:family="text" style:parent-style-name="Default_20_Paragraph_20_Font">
      <style:text-properties fo:color="#4472c4" loext:opacity="100%" fo:font-style="italic" style:font-style-asian="italic" style:font-style-complex="italic"/>
    </style:style>
    <style:style style:name="Header_20_Char" style:display-name="Header Char" style:family="text" style:parent-style-name="Default_20_Paragraph_20_Font">
      <style:text-properties fo:language="en" fo:country="US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fo:language="en" fo:country="US" style:font-size-asian="9pt" style:font-name-complex="Segoe UI1" style:font-family-complex="'Segoe UI'" style:font-family-generic-complex="system" style:font-pitch-complex="variable" style:font-size-complex="9pt"/>
    </style:style>
    <style:style style:name="Endnote_20_Text_20_Char" style:display-name="Endnote Text Char" style:family="text" style:parent-style-name="Default_20_Paragraph_20_Font">
      <style:text-properties fo:font-size="10pt" fo:language="en" fo:country="US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Text_20_Char" style:display-name="Footnote Text Char" style:family="text" style:parent-style-name="Default_20_Paragraph_20_Font">
      <style:text-properties fo:font-size="10pt" fo:language="en" fo:country="US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normaltextrun" style:family="text" style:parent-style-name="Default_20_Paragraph_20_Font"/>
    <style:style style:name="eop" style:family="text" style:parent-style-name="Default_20_Paragraph_20_Font"/>
    <style:style style:name="spellingerror" style:family="text" style:parent-style-name="Default_20_Paragraph_20_Font"/>
    <style:style style:name="contextualspellingandgrammarerro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8in"/>
        </style:list-level-properties>
        <style:text-properties style:font-name="Symbol"/>
      </text:list-level-style-bullet>
      <text:list-level-style-bullet text:level="2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in"/>
        </style:list-level-properties>
        <style:text-properties style:font-name="Symbol"/>
      </text:list-level-style-bullet>
      <text:list-level-style-bullet text:level="5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in"/>
        </style:list-level-properties>
        <style:text-properties style:font-name="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311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031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311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0311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311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0311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311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0311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311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031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311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0311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311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0311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311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0311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311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031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311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0311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311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0311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311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0311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335in"/>
        </style:list-level-properties>
        <style:text-properties style:font-name="Symbol"/>
      </text:list-level-style-bullet>
      <text:list-level-style-bullet text:level="2" text:style-name="ListLabel_20_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335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33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335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33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335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335in"/>
        </style:list-level-properties>
        <style:text-properties style:font-name="Symbol"/>
      </text:list-level-style-bullet>
      <text:list-level-style-bullet text:level="8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335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33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month/>
      <number:text>-</number:text>
      <number:day/>
      <number:text>-</number:text>
      <number:year number:style="long"/>
    </number:date-style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line-height="110%" fo:text-align="end" style:justify-single-word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ooter">
      <style:paragraph-properties fo:text-align="center" style:justify-single-word="false"/>
      <style:text-properties officeooo:rsid="000ced13" officeooo:paragraph-rsid="000ced13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fo:color="#4472c4" loext:opacity="100%" fo:font-size="10pt" style:font-size-asian="10pt" style:font-size-complex="10pt"/>
    </style:style>
    <style:style style:name="Mgr1" style:family="graphic">
      <style:graphic-properties draw:stroke="solid" svg:stroke-width="0.0173in" svg:stroke-color="#767171" draw:stroke-linejoin="miter" svg:stroke-linecap="butt" draw:fill="none" draw:textarea-vertical-align="top" draw:auto-grow-height="false" fo:min-height="10.4764in" fo:min-width="8.0016in" fo:padding-top="0.0492in" fo:padding-bottom="0.0492in" fo:padding-left="0.0984in" fo:padding-right="0.0984in" fo:wrap-option="wrap" fo:margin-left="0in" fo:margin-right="0.0201in" fo:margin-top="0in" fo:margin-bottom="0.0201in" style:run-through="back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 loext:rel-width-rel="page" loext:rel-height-rel="pag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/></text:p>
        <text:p text:style-name="MP1"><draw:custom-shape text:anchor-type="char" style:rel-width="95%" style:rel-height="95%" draw:z-index="15" draw:name="Rectangle 222" draw:style-name="Mgr1" draw:text-style-name="MP2" svg:width="8.198in" svg:height="10.5748in" svg:x="0.1508in" svg:y="0.2126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1">Design for &lt;Template v2.0&gt;</text:span></text:p>
      </style:header>
      <style:footer>
        <text:p text:style-name="MP3">Confidential</text:p>
        <text:p text:style-name="MP4">Page <text:page-number text:select-page="current">1</text:page-number>/<text:page-count>16</text:page-count></text:p>
        <text:p text:style-name="MP4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esign for &lt;Template v2.0&gt;</dc:title>
    <dc:subject>Security Architecture Design Template</dc:subject>
    <meta:initial-creator>Shahid Sharif</meta:initial-creator>
    <meta:keyword>Design</meta:keyword>
    <meta:keyword>Security</meta:keyword>
    <meta:keyword>Information</meta:keyword>
    <meta:keyword>Security</meta:keyword>
    <meta:editing-cycles>226</meta:editing-cycles>
    <meta:print-date>2019-06-06T18:14:00</meta:print-date>
    <meta:creation-date>2019-09-10T20:37:00</meta:creation-date>
    <dc:date>2021-12-27T14:26:55.272000000</dc:date>
    <meta:editing-duration>PT6H17M7S</meta:editing-duration>
    <meta:generator>LibreOffice/7.2.2.2$Windows_X86_64 LibreOffice_project/02b2acce88a210515b4a5bb2e46cbfb63fe97d56</meta:generator>
    <meta:document-statistic meta:table-count="6" meta:image-count="0" meta:object-count="0" meta:page-count="16" meta:paragraph-count="324" meta:word-count="1476" meta:character-count="9259" meta:non-whitespace-character-count="8150"/>
    <meta:user-defined meta:name="Company">Secunoid Security Consulting</meta:user-defined>
    <meta:template xlink:type="simple" xlink:actuate="onRequest" xlink:title="Normal" xlink:href=""/>
  </office:meta>
</office:document-meta>
</file>